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Pictures/10001CB8000011C00000097B34AA7B3A.svg" manifest:media-type=""/>
  <manifest:file-entry manifest:full-path="Pictures/10000201000000AC0000005CCB757168.png" manifest:media-type=""/>
  <manifest:file-entry manifest:full-path="Pictures/10001CB9000011C00000097B4C09B9AF.svg" manifest:media-type=""/>
  <manifest:file-entry manifest:full-path="Pictures/10000201000000AC0000005CCF8C7C6A.png" manifest:media-type=""/>
  <manifest:file-entry manifest:full-path="Pictures/10001CB8000011C00000097BBE3E8E3C.svg" manifest:media-type=""/>
  <manifest:file-entry manifest:full-path="Pictures/10000201000000AC0000005C9166B426.png" manifest:media-type=""/>
  <manifest:file-entry manifest:full-path="Pictures/10001CB9000011C00000097BC789BC35.svg" manifest:media-type=""/>
  <manifest:file-entry manifest:full-path="Pictures/10000201000000AC0000005CF4259F67.png" manifest:media-type=""/>
  <manifest:file-entry manifest:full-path="Pictures/10001CB8000011C00000097BA968177B.svg" manifest:media-type=""/>
  <manifest:file-entry manifest:full-path="Pictures/10000201000000AC0000005CBBC097DD.png" manifest:media-type=""/>
  <manifest:file-entry manifest:full-path="Pictures/10000201000000AC0000005C53A8BF8F.png" manifest:media-type=""/>
  <manifest:file-entry manifest:full-path="Pictures/10001CB9000011C00000097B7891F03E.svg" manifest:media-type=""/>
  <manifest:file-entry manifest:full-path="Pictures/10000201000000AC0000005CA09B0C8D.png" manifest:media-type=""/>
  <manifest:file-entry manifest:full-path="Pictures/10000201000000AC0000005C9E8C3388.png" manifest:media-type=""/>
  <manifest:file-entry manifest:full-path="Pictures/10001CB9000011C00000097BE5B3E9ED.svg" manifest:media-type=""/>
  <manifest:file-entry manifest:full-path="Pictures/10001CB9000011C00000097BE91DAAFE.svg" manifest:media-type=""/>
  <manifest:file-entry manifest:full-path="Pictures/10000201000000AC0000005C6A18C6A0.png" manifest:media-type=""/>
  <manifest:file-entry manifest:full-path="Pictures/10000201000000AC0000005C6CB3F892.png" manifest:media-type=""/>
  <manifest:file-entry manifest:full-path="Pictures/10000201000000AC0000005C3607E9BF.png" manifest:media-type=""/>
  <manifest:file-entry manifest:full-path="Pictures/10000201000000AC0000005C2E48D2BA.png" manifest:media-type=""/>
  <manifest:file-entry manifest:full-path="Pictures/10001CB9000011C00000097B2728F62F.svg" manifest:media-type=""/>
  <manifest:file-entry manifest:full-path="Pictures/10001CB8000011C00000097BF53A39EF.svg" manifest:media-type=""/>
  <manifest:file-entry manifest:full-path="Pictures/10001CB9000011C00000097B490B3690.svg" manifest:media-type=""/>
  <manifest:file-entry manifest:full-path="Pictures/10000201000000AC0000005C91F22EA3.png" manifest:media-type=""/>
  <manifest:file-entry manifest:full-path="Pictures/10001CB9000011C00000097BEA5557A8.svg" manifest:media-type=""/>
  <manifest:file-entry manifest:full-path="Pictures/10001CB9000011C00000097B7E041FB1.svg" manifest:media-type=""/>
  <manifest:file-entry manifest:full-path="Pictures/10000201000000AC0000005C0877AE1D.png" manifest:media-type=""/>
  <manifest:file-entry manifest:full-path="Pictures/10000201000000AC0000005C904B71F3.png" manifest:media-type=""/>
  <manifest:file-entry manifest:full-path="Pictures/10000201000000AC0000005CB5E610CB.png" manifest:media-type=""/>
  <manifest:file-entry manifest:full-path="Pictures/10001CB8000011C00000097B81A267A3.svg" manifest:media-type=""/>
  <manifest:file-entry manifest:full-path="Pictures/10000201000000AC0000005CCAB5471F.png" manifest:media-type=""/>
  <manifest:file-entry manifest:full-path="Pictures/10000201000000AC0000005C24A5307E.png" manifest:media-type=""/>
  <manifest:file-entry manifest:full-path="Pictures/10001CB9000011C00000097BBB75E603.svg" manifest:media-type=""/>
  <manifest:file-entry manifest:full-path="Pictures/10001CB9000011C00000097BEC6F38EE.svg" manifest:media-type=""/>
  <manifest:file-entry manifest:full-path="Pictures/10000201000000AC0000005CA8C3F7CE.png" manifest:media-type=""/>
  <manifest:file-entry manifest:full-path="Pictures/10001CB8000011C00000097B9BAE2298.svg" manifest:media-type=""/>
  <manifest:file-entry manifest:full-path="Pictures/10000201000000AC0000005C9215EE03.png" manifest:media-type=""/>
  <manifest:file-entry manifest:full-path="Pictures/10001CB8000011C00000097BF1F86A3F.svg" manifest:media-type=""/>
  <manifest:file-entry manifest:full-path="Pictures/10001CB9000011C00000097BAA767E2D.svg" manifest:media-type=""/>
  <manifest:file-entry manifest:full-path="Pictures/10000201000000AC0000005C608A5A10.png" manifest:media-type=""/>
  <manifest:file-entry manifest:full-path="Pictures/10000201000000AC0000005C63A768D1.png" manifest:media-type=""/>
  <manifest:file-entry manifest:full-path="Pictures/10001CB8000011C00000097B9D9B53DF.svg" manifest:media-type=""/>
  <manifest:file-entry manifest:full-path="Pictures/10000201000000AC0000005CA6A2E010.png" manifest:media-type=""/>
  <manifest:file-entry manifest:full-path="Pictures/10001CB8000011C00000097B5C0B110A.svg" manifest:media-type=""/>
  <manifest:file-entry manifest:full-path="Pictures/10001CB8000011C00000097BE9BE37E8.svg" manifest:media-type=""/>
  <manifest:file-entry manifest:full-path="Pictures/10000201000000AC0000005CE1557D7F.png" manifest:media-type=""/>
  <manifest:file-entry manifest:full-path="Pictures/10001CB8000011C00000097B159CD402.svg" manifest:media-type=""/>
  <manifest:file-entry manifest:full-path="Pictures/10000201000000AC0000005CC40216E6.png" manifest:media-type=""/>
  <manifest:file-entry manifest:full-path="Pictures/10001CB8000011C00000097BDA920775.svg" manifest:media-type=""/>
  <manifest:file-entry manifest:full-path="Pictures/10000201000000AC0000005CBD69441E.png" manifest:media-type=""/>
  <manifest:file-entry manifest:full-path="Pictures/10000201000000AC0000005C96C0CCDC.png" manifest:media-type=""/>
  <manifest:file-entry manifest:full-path="Pictures/10001CB8000011C00000097B0554456A.svg" manifest:media-type=""/>
  <manifest:file-entry manifest:full-path="Pictures/10000201000000AC0000005CB1C425CC.png" manifest:media-type=""/>
  <manifest:file-entry manifest:full-path="Pictures/10001CB8000011C00000097B1B00B53F.svg" manifest:media-type=""/>
  <manifest:file-entry manifest:full-path="Pictures/10001CB9000011C00000097BE271E028.svg" manifest:media-type=""/>
  <manifest:file-entry manifest:full-path="Pictures/10001CB8000011C00000097B559940BC.svg" manifest:media-type=""/>
  <manifest:file-entry manifest:full-path="Pictures/10001CB8000011C00000097BBCADFCE7.svg" manifest:media-type=""/>
  <manifest:file-entry manifest:full-path="Pictures/10000201000000AC0000005CACA9683F.png" manifest:media-type=""/>
  <manifest:file-entry manifest:full-path="Pictures/10000201000000AC0000005C82779356.png" manifest:media-type=""/>
  <manifest:file-entry manifest:full-path="Pictures/10001CB9000011C00000097B22CD5826.svg" manifest:media-type=""/>
  <manifest:file-entry manifest:full-path="Pictures/10000201000000AC0000005C5FF67764.png" manifest:media-type=""/>
  <manifest:file-entry manifest:full-path="Pictures/10001CB9000011C00000097B25CA0B56.svg" manifest:media-type=""/>
  <manifest:file-entry manifest:full-path="Pictures/10000201000000AC0000005C10BF6A5B.png" manifest:media-type=""/>
  <manifest:file-entry manifest:full-path="Pictures/10000201000000AC0000005C16F837BF.png" manifest:media-type=""/>
  <manifest:file-entry manifest:full-path="Pictures/10001CB9000011C00000097BEE86A15F.svg" manifest:media-type=""/>
  <manifest:file-entry manifest:full-path="Pictures/10000201000000AC0000005C633020A5.png" manifest:media-type=""/>
  <manifest:file-entry manifest:full-path="Pictures/10001CB9000011C00000097B2550770B.svg" manifest:media-type=""/>
  <manifest:file-entry manifest:full-path="Pictures/10001CB9000011C00000097BC56B414C.svg" manifest:media-type=""/>
  <manifest:file-entry manifest:full-path="Pictures/10000201000000AC0000005C4F584A6D.png" manifest:media-type=""/>
  <manifest:file-entry manifest:full-path="Pictures/10000201000000AC0000005C7734E9A8.png" manifest:media-type=""/>
  <manifest:file-entry manifest:full-path="Pictures/10001CB9000011C00000097B7CE6E2C8.svg" manifest:media-type=""/>
  <manifest:file-entry manifest:full-path="Pictures/10001CB9000011C00000097B9EC3FF1E.svg" manifest:media-type=""/>
  <manifest:file-entry manifest:full-path="Pictures/10001CB9000011C00000097B4EEB44D6.svg" manifest:media-type=""/>
  <manifest:file-entry manifest:full-path="Pictures/10001CB8000011C00000097B58C942DA.svg" manifest:media-type=""/>
  <manifest:file-entry manifest:full-path="Pictures/10001CB9000011C00000097BE8B7AAD1.svg" manifest:media-type=""/>
  <manifest:file-entry manifest:full-path="Pictures/10001CB8000011C00000097B73A32F90.svg" manifest:media-type=""/>
  <manifest:file-entry manifest:full-path="Pictures/10000201000000AC0000005C1D98DA40.png" manifest:media-type=""/>
  <manifest:file-entry manifest:full-path="Pictures/10000201000000AC0000005C128C4A03.png" manifest:media-type=""/>
  <manifest:file-entry manifest:full-path="Pictures/10000201000000AC0000005CD4ED59CA.png" manifest:media-type=""/>
  <manifest:file-entry manifest:full-path="Pictures/10000201000000AC0000005CE3FFF99F.png" manifest:media-type=""/>
  <manifest:file-entry manifest:full-path="Pictures/10000201000000AC0000005CD81C2842.png" manifest:media-type=""/>
  <manifest:file-entry manifest:full-path="Pictures/10000201000000AC0000005C8C76D7A9.png" manifest:media-type=""/>
  <manifest:file-entry manifest:full-path="Pictures/10001CB9000011C00000097BEBFF5787.svg" manifest:media-type=""/>
  <manifest:file-entry manifest:full-path="Pictures/10001CB8000011C00000097BAC656D8F.svg" manifest:media-type=""/>
  <manifest:file-entry manifest:full-path="Pictures/10001CB9000011C00000097BF6C358AA.svg" manifest:media-type=""/>
  <manifest:file-entry manifest:full-path="Pictures/10001CB8000011C00000097BFCA86859.svg" manifest:media-type=""/>
  <manifest:file-entry manifest:full-path="Pictures/10000201000000AC0000005CE7D1DBFC.png" manifest:media-type=""/>
  <manifest:file-entry manifest:full-path="Pictures/10001CB9000011C00000097B4AB0CDEF.svg" manifest:media-type=""/>
  <manifest:file-entry manifest:full-path="Pictures/10000201000000AC0000005C34F48DAD.png" manifest:media-type=""/>
  <manifest:file-entry manifest:full-path="Pictures/10001CB9000011C00000097BA887BCBC.svg" manifest:media-type=""/>
  <manifest:file-entry manifest:full-path="Pictures/10000201000000AC0000005C9B297C81.png" manifest:media-type=""/>
  <manifest:file-entry manifest:full-path="Pictures/10000201000000AC0000005CD15BDCEF.png" manifest:media-type=""/>
  <manifest:file-entry manifest:full-path="Pictures/10000201000000AC0000005C0B3257FE.png" manifest:media-type=""/>
  <manifest:file-entry manifest:full-path="Pictures/10000201000000AC0000005CC49AD590.png" manifest:media-type=""/>
  <manifest:file-entry manifest:full-path="Pictures/10000201000000AC0000005C006574D2.png" manifest:media-type=""/>
  <manifest:file-entry manifest:full-path="Pictures/10000201000000AC0000005CE57ACCDB.png" manifest:media-type=""/>
  <manifest:file-entry manifest:full-path="Pictures/10001CB8000011C00000097B170FA6D9.svg" manifest:media-type=""/>
  <manifest:file-entry manifest:full-path="Pictures/10001CB9000011C00000097BA7E3E901.svg" manifest:media-type=""/>
  <manifest:file-entry manifest:full-path="Pictures/10001CB9000011C00000097B7A730D47.svg" manifest:media-type=""/>
  <manifest:file-entry manifest:full-path="Pictures/10001CB9000011C00000097BEE8DC597.svg" manifest:media-type=""/>
  <manifest:file-entry manifest:full-path="Pictures/10001CB9000011C00000097B767D1E5C.svg" manifest:media-type=""/>
  <manifest:file-entry manifest:full-path="Pictures/10000201000000AC0000005C51E2B762.png" manifest:media-type=""/>
  <manifest:file-entry manifest:full-path="Pictures/10000201000000AC0000005C5CF15574.png" manifest:media-type=""/>
  <manifest:file-entry manifest:full-path="Pictures/10001CB8000011C00000097B329F0A7D.svg" manifest:media-type=""/>
  <manifest:file-entry manifest:full-path="Pictures/10000201000000AC0000005CC4CD3219.png" manifest:media-type=""/>
  <manifest:file-entry manifest:full-path="Pictures/10000201000000AC0000005CCF758F84.png" manifest:media-type=""/>
  <manifest:file-entry manifest:full-path="Pictures/10000201000000AC0000005CE4A02B31.png" manifest:media-type=""/>
  <manifest:file-entry manifest:full-path="Pictures/10001CB9000011C00000097BB6E0712F.svg" manifest:media-type=""/>
  <manifest:file-entry manifest:full-path="Pictures/10001CB9000011C00000097BA8948354.svg" manifest:media-type=""/>
  <manifest:file-entry manifest:full-path="Pictures/10001CB9000011C00000097B4F4C6BAB.svg" manifest:media-type=""/>
  <manifest:file-entry manifest:full-path="Pictures/10000201000000AC0000005C190EB55B.png" manifest:media-type=""/>
  <manifest:file-entry manifest:full-path="Pictures/10001CB9000011C00000097B3EA57E5F.svg" manifest:media-type=""/>
  <manifest:file-entry manifest:full-path="Pictures/10001CB9000011C00000097B202FA55F.svg" manifest:media-type=""/>
  <manifest:file-entry manifest:full-path="Pictures/10001CB8000011C00000097B00593F9E.svg" manifest:media-type=""/>
  <manifest:file-entry manifest:full-path="Pictures/10000201000000AC0000005C03E62DF8.png" manifest:media-type=""/>
  <manifest:file-entry manifest:full-path="Pictures/10001CB9000011C00000097BB8726ED8.svg" manifest:media-type=""/>
  <manifest:file-entry manifest:full-path="Pictures/10000201000000AC0000005CB97D9975.png" manifest:media-type=""/>
  <manifest:file-entry manifest:full-path="Pictures/10001CB9000011C00000097B17A5DCE2.svg" manifest:media-type=""/>
  <manifest:file-entry manifest:full-path="Pictures/10000201000000AC0000005C907E5FAD.png" manifest:media-type=""/>
  <manifest:file-entry manifest:full-path="Pictures/10000201000000AC0000005CEA3AB44B.png" manifest:media-type=""/>
  <manifest:file-entry manifest:full-path="Pictures/10000201000000AC0000005C5CCAB070.png" manifest:media-type=""/>
  <manifest:file-entry manifest:full-path="Pictures/10001CB8000011C00000097B69F6CA77.svg" manifest:media-type=""/>
  <manifest:file-entry manifest:full-path="Pictures/10001CB9000011C00000097BB9971B7A.svg" manifest:media-type=""/>
  <manifest:file-entry manifest:full-path="Pictures/10000201000000AC0000005C80A44124.png" manifest:media-type=""/>
  <manifest:file-entry manifest:full-path="Pictures/10000201000000AC0000005C7FE13AFE.png" manifest:media-type=""/>
  <manifest:file-entry manifest:full-path="Pictures/10001CB9000011C00000097BE7511494.svg" manifest:media-type=""/>
  <manifest:file-entry manifest:full-path="Pictures/10000201000000AC0000005CC1F5E1E6.png" manifest:media-type=""/>
  <manifest:file-entry manifest:full-path="Pictures/10001CB9000011C00000097B4BE9CBE9.svg" manifest:media-type=""/>
  <manifest:file-entry manifest:full-path="Thumbnails/thumbnail.png" manifest:media-type="image/png"/>
  <manifest:file-entry manifest:full-path="Pictures/10001CB8000011C00000097BB2319DDA.svg" manifest:media-type="image/svg+xml"/>
  <manifest:file-entry manifest:full-path="Pictures/10000201000000AC0000005C61B9F560.png" manifest:media-type="image/png"/>
  <manifest:file-entry manifest:full-path="Pictures/10000201000000AC0000005C75E0AF49.png" manifest:media-type="image/png"/>
  <manifest:file-entry manifest:full-path="Pictures/10001CB8000011C00000097BEC2E3CD3.svg" manifest:media-type="image/svg+xml"/>
  <manifest:file-entry manifest:full-path="Pictures/10000201000000AC0000005C9969ED69.png" manifest:media-type="image/png"/>
  <manifest:file-entry manifest:full-path="Pictures/10001CB8000011C00000097B408F1F0D.svg" manifest:media-type="image/svg+xml"/>
  <manifest:file-entry manifest:full-path="Pictures/10000201000000AC0000005C93B91523.png" manifest:media-type="image/png"/>
  <manifest:file-entry manifest:full-path="Pictures/10001CB7000011C00000097B6836C47B.svg" manifest:media-type="image/svg+xml"/>
  <manifest:file-entry manifest:full-path="Pictures/10001CB8000011C00000097BD2934C89.svg" manifest:media-type="image/svg+xml"/>
  <manifest:file-entry manifest:full-path="Pictures/10000201000000AC0000005CF61BE592.png" manifest:media-type="image/png"/>
  <manifest:file-entry manifest:full-path="Pictures/10001CB8000011C00000097B28934F46.svg" manifest:media-type="image/svg+xml"/>
  <manifest:file-entry manifest:full-path="Pictures/10001CB7000011C00000097B3F2FAA7D.svg" manifest:media-type="image/svg+xml"/>
  <manifest:file-entry manifest:full-path="Pictures/10001CB8000011C00000097B1ABE51BA.svg" manifest:media-type="image/svg+xml"/>
  <manifest:file-entry manifest:full-path="Pictures/10001CB8000011C00000097B451DF13B.svg" manifest:media-type="image/svg+xml"/>
  <manifest:file-entry manifest:full-path="Pictures/10001CB7000011C00000097B51F69CA1.svg" manifest:media-type="image/svg+xml"/>
  <manifest:file-entry manifest:full-path="Pictures/10000201000000AC0000005C5C684819.png" manifest:media-type="image/png"/>
  <manifest:file-entry manifest:full-path="Pictures/10000201000000AC0000005C14342591.png" manifest:media-type="image/png"/>
  <manifest:file-entry manifest:full-path="Pictures/10000201000000AC0000005C79390E5D.png" manifest:media-type="image/png"/>
  <manifest:file-entry manifest:full-path="Pictures/10001CB8000011C00000097B804D0533.svg" manifest:media-type="image/svg+xml"/>
  <manifest:file-entry manifest:full-path="Pictures/10000201000000AC0000005C632A8EF7.png" manifest:media-type="image/png"/>
  <manifest:file-entry manifest:full-path="Pictures/10001CB8000011C00000097B39E4C1FF.svg" manifest:media-type="image/svg+xml"/>
  <manifest:file-entry manifest:full-path="Pictures/10001CB7000011C00000097B8FC1441B.svg" manifest:media-type="image/svg+xml"/>
  <manifest:file-entry manifest:full-path="Pictures/10000201000000AC0000005C381EE934.png" manifest:media-type="image/png"/>
  <manifest:file-entry manifest:full-path="Pictures/10001CB8000011C00000097BA6304883.svg" manifest:media-type="image/svg+xml"/>
  <manifest:file-entry manifest:full-path="Pictures/10000201000000AC0000005C2BF16811.png" manifest:media-type="image/png"/>
  <manifest:file-entry manifest:full-path="Pictures/10000201000000AC0000005CB48FEE6D.png" manifest:media-type="image/png"/>
  <manifest:file-entry manifest:full-path="Pictures/10001CB8000011C00000097BF28806F4.svg" manifest:media-type="image/svg+xml"/>
  <manifest:file-entry manifest:full-path="Pictures/10000201000000AC0000005CE03C0B14.png" manifest:media-type="image/png"/>
  <manifest:file-entry manifest:full-path="Pictures/10000201000000AC0000005C58069657.png" manifest:media-type="image/png"/>
  <manifest:file-entry manifest:full-path="Pictures/10001CB7000011C00000097B69A9110A.svg" manifest:media-type="image/svg+xml"/>
  <manifest:file-entry manifest:full-path="Pictures/10000201000000AC0000005CCD147F51.png" manifest:media-type="image/png"/>
  <manifest:file-entry manifest:full-path="Pictures/10001CB7000011C00000097B96B4819D.svg" manifest:media-type="image/svg+xml"/>
  <manifest:file-entry manifest:full-path="Pictures/10001CB8000011C00000097B0C975C76.svg" manifest:media-type="image/svg+xml"/>
  <manifest:file-entry manifest:full-path="Pictures/10001CB7000011C00000097B77F01126.svg" manifest:media-type="image/svg+xml"/>
  <manifest:file-entry manifest:full-path="Pictures/10000201000000AC0000005C79D411FE.png" manifest:media-type="image/png"/>
  <manifest:file-entry manifest:full-path="Pictures/10000201000000AC0000005C1A6E359F.png" manifest:media-type="image/png"/>
  <manifest:file-entry manifest:full-path="Pictures/10001CB8000011C00000097BEEF61014.svg" manifest:media-type="image/svg+xml"/>
  <manifest:file-entry manifest:full-path="Pictures/10000201000000AC0000005C35327FFD.png" manifest:media-type="image/png"/>
  <manifest:file-entry manifest:full-path="Pictures/10000201000000AC0000005C304DD19A.png" manifest:media-type="image/png"/>
  <manifest:file-entry manifest:full-path="Pictures/10000201000000AC0000005CE58CA17E.png" manifest:media-type="image/png"/>
  <manifest:file-entry manifest:full-path="Pictures/10000201000000AC0000005C95B1A09B.png" manifest:media-type="image/png"/>
  <manifest:file-entry manifest:full-path="Pictures/10000201000000AC0000005C0D0556FD.png" manifest:media-type="image/png"/>
  <manifest:file-entry manifest:full-path="Pictures/10001CB8000011C00000097BEAD02D3F.svg" manifest:media-type="image/svg+xml"/>
  <manifest:file-entry manifest:full-path="Pictures/10001CB7000011C00000097B32BEE1F2.svg" manifest:media-type="image/svg+xml"/>
  <manifest:file-entry manifest:full-path="Pictures/10000201000000AC0000005C4E6066EB.png" manifest:media-type="image/png"/>
  <manifest:file-entry manifest:full-path="Pictures/10000201000000AC0000005C607D4388.png" manifest:media-type="image/png"/>
  <manifest:file-entry manifest:full-path="Pictures/10001CB8000011C00000097BF0B5BF9C.svg" manifest:media-type="image/svg+xml"/>
  <manifest:file-entry manifest:full-path="Pictures/10001CB7000011C00000097B2FDFCB73.svg" manifest:media-type="image/svg+xml"/>
  <manifest:file-entry manifest:full-path="Pictures/10000201000000AC0000005CA038F07D.png" manifest:media-type="image/png"/>
  <manifest:file-entry manifest:full-path="Pictures/10001CB7000011C00000097BF35D5220.svg" manifest:media-type="image/svg+xml"/>
  <manifest:file-entry manifest:full-path="Pictures/10000201000000AC0000005CC198B623.png" manifest:media-type="image/png"/>
  <manifest:file-entry manifest:full-path="Pictures/10001CB7000011C00000097BEA6D494F.svg" manifest:media-type="image/svg+xml"/>
  <manifest:file-entry manifest:full-path="Pictures/10001CB7000011C00000097BF75B400D.svg" manifest:media-type="image/svg+xml"/>
  <manifest:file-entry manifest:full-path="Pictures/10000201000000AC0000005C1F15D229.png" manifest:media-type="image/png"/>
  <manifest:file-entry manifest:full-path="Pictures/10001CB8000011C00000097B43C95244.svg" manifest:media-type="image/svg+xml"/>
  <manifest:file-entry manifest:full-path="Pictures/10001CB7000011C00000097B96D715B8.svg" manifest:media-type="image/svg+xml"/>
  <manifest:file-entry manifest:full-path="Pictures/10000201000000AC0000005CC6469DFD.png" manifest:media-type="image/png"/>
  <manifest:file-entry manifest:full-path="Pictures/10000201000000AC0000005C0EA4E85A.png" manifest:media-type="image/png"/>
  <manifest:file-entry manifest:full-path="Pictures/10001CB8000011C00000097BF226CD47.svg" manifest:media-type="image/svg+xml"/>
  <manifest:file-entry manifest:full-path="Pictures/10000201000000AC0000005CFC8B720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raw="urn:oasis:names:tc:opendocument:xmlns:drawing:1.0" xmlns:fo="urn:oasis:names:tc:opendocument:xmlns:xsl-fo-compatible:1.0" xmlns:office="urn:oasis:names:tc:opendocument:xmlns:office:1.0" xmlns:style="urn:oasis:names:tc:opendocument:xmlns:style:1.0" xmlns:svg="urn:oasis:names:tc:opendocument:xmlns:svg-compatible:1.0" xmlns:text="urn:oasis:names:tc:opendocument:xmlns:text:1.0" xmlns:xlink="http://www.w3.org/1999/xlink" xmlns:ooow="http://openoffice.org/2004/writer" office:version="1.2">
  <office:scripts/>
  <office:font-face-decls>
    <style:font-face style:font-family-generic="swiss" style:name="Liberation Sans2" svg:font-family="'Liberation Sans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 PL SungtiL GB" svg:font-family="'AR PL SungtiL GB'"/>
    <style:font-face style:font-family-generic="system" style:font-pitch="variable" style:name="Liberation Sans1" svg:font-family="'Liberation Sans'"/>
  </office:font-face-decls>
  <office:automatic-styles>
    <style:style style:family="graphic" style:name="fr1" style:parent-style-name="Labels">
      <style:graphic-properties style:horizontal-pos="from-left" style:horizontal-rel="page" style:vertical-pos="from-top" style:vertical-rel="pag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style:horizontal-pos="center" style:horizontal-rel="paragraph" style:mirror="none" fo:clip="rect(0in, 0in, 0in, 0in)"/>
    </style:style>
    <style:style style:family="paragraph" style:name="P1" style:parent-style-name="Standard">
      <style:paragraph-properties fo:break-after="page"/>
    </style:style>
    <style:style style:class="text" style:family="paragraph" style:master-page-name="Standard" style:name="Standard_Conca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Frame1" draw:style-name="fr1" draw:z-index="0" svg:height="1in" svg:width="2.6252in" svg:x="0.1882in" svg:y="0.5in" text:anchor-page-number="1" text:anchor-type="page">
        <draw:text-box>
          <text:p text:style-name="Standard"><draw:frame draw:name="Frame2" draw:style-name="fr2" draw:z-index="30" svg:height="0.9555in" svg:width="1.789in" text:anchor-type="paragraph"><draw:image xlink:actuate="onLoad" xlink:href="Pictures/10001CB8000011C00000097BF28806F4.svg" xlink:show="embed" xlink:type="simple"/><draw:image xlink:actuate="onLoad" xlink:href="Pictures/10000201000000AC0000005C58069657.png" xlink:show="embed" xlink:type="simple"/></draw:frame></text:p>
        </draw:text-box>
      </draw:frame>
      <draw:frame draw:name="Frame3" draw:style-name="fr1" draw:z-index="1" svg:height="1in" svg:width="2.6252in" svg:x="2.9382in" svg:y="0.5in" text:anchor-page-number="1" text:anchor-type="page">
        <draw:text-box>
          <text:p text:style-name="Standard"><draw:frame draw:name="Frame4" draw:style-name="fr2" draw:z-index="40" svg:height="0.9555in" svg:width="1.789in" text:anchor-type="paragraph"><draw:image xlink:actuate="onLoad" xlink:href="Pictures/10001CB8000011C00000097BA6304883.svg" xlink:show="embed" xlink:type="simple"/><draw:image xlink:actuate="onLoad" xlink:href="Pictures/10000201000000AC0000005CCD147F51.png" xlink:show="embed" xlink:type="simple"/></draw:frame></text:p>
        </draw:text-box>
      </draw:frame>
      <draw:frame draw:name="Frame5" draw:style-name="fr1" draw:z-index="20" svg:height="1in" svg:width="2.6252in" svg:x="5.6882in" svg:y="0.5in" text:anchor-page-number="1" text:anchor-type="page">
        <draw:text-box>
          <text:p text:style-name="Standard"><draw:frame draw:name="Frame6" draw:style-name="fr2" draw:z-index="50" svg:height="0.9555in" svg:width="1.789in" text:anchor-type="paragraph"><draw:image xlink:actuate="onLoad" xlink:href="Pictures/10001CB7000011C00000097B77F01126.svg" xlink:show="embed" xlink:type="simple"/><draw:image xlink:actuate="onLoad" xlink:href="Pictures/10000201000000AC0000005C79D411FE.png" xlink:show="embed" xlink:type="simple"/></draw:frame></text:p>
        </draw:text-box>
      </draw:frame>
      <draw:frame draw:name="Frame7" draw:style-name="fr1" draw:z-index="2" svg:height="1in" svg:width="2.6252in" svg:x="0.1882in" svg:y="1.5in" text:anchor-page-number="1" text:anchor-type="page">
        <draw:text-box>
          <text:p text:style-name="Standard"><draw:frame draw:name="Frame8" draw:style-name="fr2" draw:z-index="31" svg:height="0.9555in" svg:width="1.789in" text:anchor-type="paragraph"><draw:image xlink:actuate="onLoad" xlink:href="Pictures/10001CB8000011C00000097B0C975C76.svg" xlink:show="embed" xlink:type="simple"/><draw:image xlink:actuate="onLoad" xlink:href="Pictures/10000201000000AC0000005C1A6E359F.png" xlink:show="embed" xlink:type="simple"/></draw:frame></text:p>
        </draw:text-box>
      </draw:frame>
      <draw:frame draw:name="Frame9" draw:style-name="fr1" draw:z-index="3" svg:height="1in" svg:width="2.6252in" svg:x="2.9382in" svg:y="1.5in" text:anchor-page-number="1" text:anchor-type="page">
        <draw:text-box>
          <text:p text:style-name="Standard"><draw:frame draw:name="Frame10" draw:style-name="fr2" draw:z-index="41" svg:height="0.9555in" svg:width="1.789in" text:anchor-type="paragraph"><draw:image xlink:actuate="onLoad" xlink:href="Pictures/10001CB8000011C00000097BEEF61014.svg" xlink:show="embed" xlink:type="simple"/><draw:image xlink:actuate="onLoad" xlink:href="Pictures/10000201000000AC0000005C79390E5D.png" xlink:show="embed" xlink:type="simple"/></draw:frame></text:p>
        </draw:text-box>
      </draw:frame>
      <draw:frame draw:name="Frame11" draw:style-name="fr1" draw:z-index="21" svg:height="1in" svg:width="2.6252in" svg:x="5.6882in" svg:y="1.5in" text:anchor-page-number="1" text:anchor-type="page">
        <draw:text-box>
          <text:p text:style-name="Standard"><draw:frame draw:name="Frame12" draw:style-name="fr2" draw:z-index="51" svg:height="0.9555in" svg:width="1.789in" text:anchor-type="paragraph"><draw:image xlink:actuate="onLoad" xlink:href="Pictures/10001CB7000011C00000097B69A9110A.svg" xlink:show="embed" xlink:type="simple"/><draw:image xlink:actuate="onLoad" xlink:href="Pictures/10000201000000AC0000005C381EE934.png" xlink:show="embed" xlink:type="simple"/></draw:frame></text:p>
        </draw:text-box>
      </draw:frame>
      <draw:frame draw:name="Frame13" draw:style-name="fr1" draw:z-index="4" svg:height="1in" svg:width="2.6252in" svg:x="0.1882in" svg:y="2.5in" text:anchor-page-number="1" text:anchor-type="page">
        <draw:text-box>
          <text:p text:style-name="Standard"><draw:frame draw:name="Frame14" draw:style-name="fr2" draw:z-index="32" svg:height="0.9555in" svg:width="1.789in" text:anchor-type="paragraph"><draw:image xlink:actuate="onLoad" xlink:href="Pictures/10001CB8000011C00000097B39E4C1FF.svg" xlink:show="embed" xlink:type="simple"/><draw:image xlink:actuate="onLoad" xlink:href="Pictures/10000201000000AC0000005C14342591.png" xlink:show="embed" xlink:type="simple"/></draw:frame></text:p>
        </draw:text-box>
      </draw:frame>
      <draw:frame draw:name="Frame15" draw:style-name="fr1" draw:z-index="5" svg:height="1in" svg:width="2.6252in" svg:x="2.9382in" svg:y="2.5in" text:anchor-page-number="1" text:anchor-type="page">
        <draw:text-box>
          <text:p text:style-name="Standard"><draw:frame draw:name="Frame16" draw:style-name="fr2" draw:z-index="42" svg:height="0.9555in" svg:width="1.789in" text:anchor-type="paragraph"><draw:image xlink:actuate="onLoad" xlink:href="Pictures/10001CB8000011C00000097BEAD02D3F.svg" xlink:show="embed" xlink:type="simple"/><draw:image xlink:actuate="onLoad" xlink:href="Pictures/10000201000000AC0000005C632A8EF7.png" xlink:show="embed" xlink:type="simple"/></draw:frame></text:p>
        </draw:text-box>
      </draw:frame>
      <draw:frame draw:name="Frame17" draw:style-name="fr1" draw:z-index="22" svg:height="1in" svg:width="2.6252in" svg:x="5.6882in" svg:y="2.5in" text:anchor-page-number="1" text:anchor-type="page">
        <draw:text-box>
          <text:p text:style-name="Standard"><draw:frame draw:name="Frame18" draw:style-name="fr2" draw:z-index="52" svg:height="0.9555in" svg:width="1.789in" text:anchor-type="paragraph"><draw:image xlink:actuate="onLoad" xlink:href="Pictures/10001CB7000011C00000097B8FC1441B.svg" xlink:show="embed" xlink:type="simple"/><draw:image xlink:actuate="onLoad" xlink:href="Pictures/10000201000000AC0000005CB48FEE6D.png" xlink:show="embed" xlink:type="simple"/></draw:frame></text:p>
        </draw:text-box>
      </draw:frame>
      <draw:frame draw:name="Frame19" draw:style-name="fr1" draw:z-index="6" svg:height="1in" svg:width="2.6252in" svg:x="0.1882in" svg:y="3.5in" text:anchor-page-number="1" text:anchor-type="page">
        <draw:text-box>
          <text:p text:style-name="Standard"><draw:frame draw:name="Frame20" draw:style-name="fr2" draw:z-index="33" svg:height="0.9555in" svg:width="1.789in" text:anchor-type="paragraph"><draw:image xlink:actuate="onLoad" xlink:href="Pictures/10001CB8000011C00000097B1ABE51BA.svg" xlink:show="embed" xlink:type="simple"/><draw:image xlink:actuate="onLoad" xlink:href="Pictures/10000201000000AC0000005CE03C0B14.png" xlink:show="embed" xlink:type="simple"/></draw:frame></text:p>
        </draw:text-box>
      </draw:frame>
      <draw:frame draw:name="Frame21" draw:style-name="fr1" draw:z-index="7" svg:height="1in" svg:width="2.6252in" svg:x="2.9382in" svg:y="3.5in" text:anchor-page-number="1" text:anchor-type="page">
        <draw:text-box>
          <text:p text:style-name="Standard"><draw:frame draw:name="Frame22" draw:style-name="fr2" draw:z-index="43" svg:height="0.9555in" svg:width="1.789in" text:anchor-type="paragraph"><draw:image xlink:actuate="onLoad" xlink:href="Pictures/10001CB8000011C00000097BF226CD47.svg" xlink:show="embed" xlink:type="simple"/><draw:image xlink:actuate="onLoad" xlink:href="Pictures/10000201000000AC0000005C2BF16811.png" xlink:show="embed" xlink:type="simple"/></draw:frame></text:p>
        </draw:text-box>
      </draw:frame>
      <draw:frame draw:name="Frame23" draw:style-name="fr1" draw:z-index="23" svg:height="1in" svg:width="2.6252in" svg:x="5.6882in" svg:y="3.5in" text:anchor-page-number="1" text:anchor-type="page">
        <draw:text-box>
          <text:p text:style-name="Standard"><draw:frame draw:name="Frame24" draw:style-name="fr2" draw:z-index="53" svg:height="0.9555in" svg:width="1.789in" text:anchor-type="paragraph"><draw:image xlink:actuate="onLoad" xlink:href="Pictures/10001CB7000011C00000097B51F69CA1.svg" xlink:show="embed" xlink:type="simple"/><draw:image xlink:actuate="onLoad" xlink:href="Pictures/10000201000000AC0000005C304DD19A.png" xlink:show="embed" xlink:type="simple"/></draw:frame></text:p>
        </draw:text-box>
      </draw:frame>
      <draw:frame draw:name="Frame25" draw:style-name="fr1" draw:z-index="8" svg:height="1in" svg:width="2.6252in" svg:x="0.1882in" svg:y="4.5in" text:anchor-page-number="1" text:anchor-type="page">
        <draw:text-box>
          <text:p text:style-name="Standard"><draw:frame draw:name="Frame26" draw:style-name="fr2" draw:z-index="34" svg:height="0.9555in" svg:width="1.789in" text:anchor-type="paragraph"><draw:image xlink:actuate="onLoad" xlink:href="Pictures/10001CB8000011C00000097BF0B5BF9C.svg" xlink:show="embed" xlink:type="simple"/><draw:image xlink:actuate="onLoad" xlink:href="Pictures/10000201000000AC0000005CE58CA17E.png" xlink:show="embed" xlink:type="simple"/></draw:frame></text:p>
        </draw:text-box>
      </draw:frame>
      <draw:frame draw:name="Frame27" draw:style-name="fr1" draw:z-index="9" svg:height="1in" svg:width="2.6252in" svg:x="2.9382in" svg:y="4.5in" text:anchor-page-number="1" text:anchor-type="page">
        <draw:text-box>
          <text:p text:style-name="Standard"><draw:frame draw:name="Frame28" draw:style-name="fr2" draw:z-index="44" svg:height="0.9555in" svg:width="1.789in" text:anchor-type="paragraph"><draw:image xlink:actuate="onLoad" xlink:href="Pictures/10001CB7000011C00000097B32BEE1F2.svg" xlink:show="embed" xlink:type="simple"/><draw:image xlink:actuate="onLoad" xlink:href="Pictures/10000201000000AC0000005C607D4388.png" xlink:show="embed" xlink:type="simple"/></draw:frame></text:p>
        </draw:text-box>
      </draw:frame>
      <draw:frame draw:name="Frame29" draw:style-name="fr1" draw:z-index="24" svg:height="1in" svg:width="2.6252in" svg:x="5.6882in" svg:y="4.5in" text:anchor-page-number="1" text:anchor-type="page">
        <draw:text-box>
          <text:p text:style-name="Standard"><draw:frame draw:name="Frame30" draw:style-name="fr2" draw:z-index="54" svg:height="0.9555in" svg:width="1.789in" text:anchor-type="paragraph"><draw:image xlink:actuate="onLoad" xlink:href="Pictures/10001CB7000011C00000097B3F2FAA7D.svg" xlink:show="embed" xlink:type="simple"/><draw:image xlink:actuate="onLoad" xlink:href="Pictures/10000201000000AC0000005CA038F07D.png" xlink:show="embed" xlink:type="simple"/></draw:frame></text:p>
        </draw:text-box>
      </draw:frame>
      <draw:frame draw:name="Frame31" draw:style-name="fr1" draw:z-index="10" svg:height="1in" svg:width="2.6252in" svg:x="0.1882in" svg:y="5.5in" text:anchor-page-number="1" text:anchor-type="page">
        <draw:text-box>
          <text:p text:style-name="Standard"><draw:frame draw:name="Frame32" draw:style-name="fr2" draw:z-index="35" svg:height="0.9555in" svg:width="1.789in" text:anchor-type="paragraph"><draw:image xlink:actuate="onLoad" xlink:href="Pictures/10001CB8000011C00000097B804D0533.svg" xlink:show="embed" xlink:type="simple"/><draw:image xlink:actuate="onLoad" xlink:href="Pictures/10000201000000AC0000005C4E6066EB.png" xlink:show="embed" xlink:type="simple"/></draw:frame></text:p>
        </draw:text-box>
      </draw:frame>
      <draw:frame draw:name="Frame33" draw:style-name="fr1" draw:z-index="11" svg:height="1in" svg:width="2.6252in" svg:x="2.9382in" svg:y="5.5in" text:anchor-page-number="1" text:anchor-type="page">
        <draw:text-box>
          <text:p text:style-name="Standard"><draw:frame draw:name="Frame34" draw:style-name="fr2" draw:z-index="45" svg:height="0.9555in" svg:width="1.789in" text:anchor-type="paragraph"><draw:image xlink:actuate="onLoad" xlink:href="Pictures/10001CB7000011C00000097BF35D5220.svg" xlink:show="embed" xlink:type="simple"/><draw:image xlink:actuate="onLoad" xlink:href="Pictures/10000201000000AC0000005CC198B623.png" xlink:show="embed" xlink:type="simple"/></draw:frame></text:p>
        </draw:text-box>
      </draw:frame>
      <draw:frame draw:name="Frame35" draw:style-name="fr1" draw:z-index="25" svg:height="1in" svg:width="2.6252in" svg:x="5.6882in" svg:y="5.5in" text:anchor-page-number="1" text:anchor-type="page">
        <draw:text-box>
          <text:p text:style-name="Standard"><draw:frame draw:name="Frame36" draw:style-name="fr2" draw:z-index="55" svg:height="0.9555in" svg:width="1.789in" text:anchor-type="paragraph"><draw:image xlink:actuate="onLoad" xlink:href="Pictures/10001CB7000011C00000097BF75B400D.svg" xlink:show="embed" xlink:type="simple"/><draw:image xlink:actuate="onLoad" xlink:href="Pictures/10000201000000AC0000005C95B1A09B.png" xlink:show="embed" xlink:type="simple"/></draw:frame></text:p>
        </draw:text-box>
      </draw:frame>
      <draw:frame draw:name="Frame37" draw:style-name="fr1" draw:z-index="12" svg:height="1in" svg:width="2.6252in" svg:x="0.1882in" svg:y="6.5in" text:anchor-page-number="1" text:anchor-type="page">
        <draw:text-box>
          <text:p text:style-name="Standard"><draw:frame draw:name="Frame38" draw:style-name="fr2" draw:z-index="36" svg:height="0.9555in" svg:width="1.789in" text:anchor-type="paragraph"><draw:image xlink:actuate="onLoad" xlink:href="Pictures/10001CB8000011C00000097B451DF13B.svg" xlink:show="embed" xlink:type="simple"/><draw:image xlink:actuate="onLoad" xlink:href="Pictures/10000201000000AC0000005C5C684819.png" xlink:show="embed" xlink:type="simple"/></draw:frame></text:p>
        </draw:text-box>
      </draw:frame>
      <draw:frame draw:name="Frame39" draw:style-name="fr1" draw:z-index="13" svg:height="1in" svg:width="2.6252in" svg:x="2.9382in" svg:y="6.5in" text:anchor-page-number="1" text:anchor-type="page">
        <draw:text-box>
          <text:p text:style-name="Standard"><draw:frame draw:name="Frame40" draw:style-name="fr2" draw:z-index="46" svg:height="0.9555in" svg:width="1.789in" text:anchor-type="paragraph"><draw:image xlink:actuate="onLoad" xlink:href="Pictures/10001CB7000011C00000097B2FDFCB73.svg" xlink:show="embed" xlink:type="simple"/><draw:image xlink:actuate="onLoad" xlink:href="Pictures/10000201000000AC0000005C1F15D229.png" xlink:show="embed" xlink:type="simple"/></draw:frame></text:p>
        </draw:text-box>
      </draw:frame>
      <draw:frame draw:name="Frame41" draw:style-name="fr1" draw:z-index="26" svg:height="1in" svg:width="2.6252in" svg:x="5.6882in" svg:y="6.5in" text:anchor-page-number="1" text:anchor-type="page">
        <draw:text-box>
          <text:p text:style-name="Standard"><draw:frame draw:name="Frame42" draw:style-name="fr2" draw:z-index="56" svg:height="0.9555in" svg:width="1.789in" text:anchor-type="paragraph"><draw:image xlink:actuate="onLoad" xlink:href="Pictures/10001CB7000011C00000097B96D715B8.svg" xlink:show="embed" xlink:type="simple"/><draw:image xlink:actuate="onLoad" xlink:href="Pictures/10000201000000AC0000005CC6469DFD.png" xlink:show="embed" xlink:type="simple"/></draw:frame></text:p>
        </draw:text-box>
      </draw:frame>
      <draw:frame draw:name="Frame43" draw:style-name="fr1" draw:z-index="14" svg:height="1in" svg:width="2.6252in" svg:x="0.1882in" svg:y="7.5in" text:anchor-page-number="1" text:anchor-type="page">
        <draw:text-box>
          <text:p text:style-name="Standard"><draw:frame draw:name="Frame44" draw:style-name="fr2" draw:z-index="37" svg:height="0.9555in" svg:width="1.789in" text:anchor-type="paragraph"><draw:image xlink:actuate="onLoad" xlink:href="Pictures/10001CB8000011C00000097B43C95244.svg" xlink:show="embed" xlink:type="simple"/><draw:image xlink:actuate="onLoad" xlink:href="Pictures/10000201000000AC0000005C0EA4E85A.png" xlink:show="embed" xlink:type="simple"/></draw:frame></text:p>
        </draw:text-box>
      </draw:frame>
      <draw:frame draw:name="Frame45" draw:style-name="fr1" draw:z-index="15" svg:height="1in" svg:width="2.6252in" svg:x="2.9382in" svg:y="7.5in" text:anchor-page-number="1" text:anchor-type="page">
        <draw:text-box>
          <text:p text:style-name="Standard"><draw:frame draw:name="Frame46" draw:style-name="fr2" draw:z-index="47" svg:height="0.9555in" svg:width="1.789in" text:anchor-type="paragraph"><draw:image xlink:actuate="onLoad" xlink:href="Pictures/10001CB7000011C00000097B96B4819D.svg" xlink:show="embed" xlink:type="simple"/><draw:image xlink:actuate="onLoad" xlink:href="Pictures/10000201000000AC0000005CFC8B7202.png" xlink:show="embed" xlink:type="simple"/></draw:frame></text:p>
        </draw:text-box>
      </draw:frame>
      <draw:frame draw:name="Frame47" draw:style-name="fr1" draw:z-index="27" svg:height="1in" svg:width="2.6252in" svg:x="5.6882in" svg:y="7.5in" text:anchor-page-number="1" text:anchor-type="page">
        <draw:text-box>
          <text:p text:style-name="Standard"><draw:frame draw:name="Frame48" draw:style-name="fr2" draw:z-index="57" svg:height="0.9555in" svg:width="1.789in" text:anchor-type="paragraph"><draw:image xlink:actuate="onLoad" xlink:href="Pictures/10001CB8000011C00000097B28934F46.svg" xlink:show="embed" xlink:type="simple"/><draw:image xlink:actuate="onLoad" xlink:href="Pictures/10000201000000AC0000005CF61BE592.png" xlink:show="embed" xlink:type="simple"/></draw:frame></text:p>
        </draw:text-box>
      </draw:frame>
      <draw:frame draw:name="Frame49" draw:style-name="fr1" draw:z-index="16" svg:height="1in" svg:width="2.6252in" svg:x="0.1882in" svg:y="8.5in" text:anchor-page-number="1" text:anchor-type="page">
        <draw:text-box>
          <text:p text:style-name="Standard"><draw:frame draw:name="Frame50" draw:style-name="fr2" draw:z-index="38" svg:height="0.9555in" svg:width="1.789in" text:anchor-type="paragraph"><draw:image xlink:actuate="onLoad" xlink:href="Pictures/10001CB8000011C00000097BD2934C89.svg" xlink:show="embed" xlink:type="simple"/><draw:image xlink:actuate="onLoad" xlink:href="Pictures/10000201000000AC0000005C35327FFD.png" xlink:show="embed" xlink:type="simple"/></draw:frame></text:p>
        </draw:text-box>
      </draw:frame>
      <draw:frame draw:name="Frame51" draw:style-name="fr1" draw:z-index="17" svg:height="1in" svg:width="2.6252in" svg:x="2.9382in" svg:y="8.5in" text:anchor-page-number="1" text:anchor-type="page">
        <draw:text-box>
          <text:p text:style-name="Standard"><draw:frame draw:name="Frame52" draw:style-name="fr2" draw:z-index="48" svg:height="0.9555in" svg:width="1.789in" text:anchor-type="paragraph"><draw:image xlink:actuate="onLoad" xlink:href="Pictures/10001CB7000011C00000097B6836C47B.svg" xlink:show="embed" xlink:type="simple"/><draw:image xlink:actuate="onLoad" xlink:href="Pictures/10000201000000AC0000005C0D0556FD.png" xlink:show="embed" xlink:type="simple"/></draw:frame></text:p>
        </draw:text-box>
      </draw:frame>
      <draw:frame draw:name="Frame53" draw:style-name="fr1" draw:z-index="28" svg:height="1in" svg:width="2.6252in" svg:x="5.6882in" svg:y="8.5in" text:anchor-page-number="1" text:anchor-type="page">
        <draw:text-box>
          <text:p text:style-name="Standard"><draw:frame draw:name="Frame54" draw:style-name="fr2" draw:z-index="58" svg:height="0.9555in" svg:width="1.789in" text:anchor-type="paragraph"><draw:image xlink:actuate="onLoad" xlink:href="Pictures/10001CB8000011C00000097B408F1F0D.svg" xlink:show="embed" xlink:type="simple"/><draw:image xlink:actuate="onLoad" xlink:href="Pictures/10000201000000AC0000005C9969ED69.png" xlink:show="embed" xlink:type="simple"/></draw:frame></text:p>
        </draw:text-box>
      </draw:frame>
      <draw:frame draw:name="Frame55" draw:style-name="fr1" draw:z-index="18" svg:height="1in" svg:width="2.6252in" svg:x="0.1882in" svg:y="9.5in" text:anchor-page-number="1" text:anchor-type="page">
        <draw:text-box>
          <text:p text:style-name="Standard"><draw:frame draw:name="Frame56" draw:style-name="fr2" draw:z-index="39" svg:height="0.9555in" svg:width="1.789in" text:anchor-type="paragraph"><draw:image xlink:actuate="onLoad" xlink:href="Pictures/10001CB8000011C00000097BEC2E3CD3.svg" xlink:show="embed" xlink:type="simple"/><draw:image xlink:actuate="onLoad" xlink:href="Pictures/10000201000000AC0000005C75E0AF49.png" xlink:show="embed" xlink:type="simple"/></draw:frame></text:p>
        </draw:text-box>
      </draw:frame>
      <draw:frame draw:name="Frame57" draw:style-name="fr1" draw:z-index="19" svg:height="1in" svg:width="2.6252in" svg:x="2.9382in" svg:y="9.5in" text:anchor-page-number="1" text:anchor-type="page">
        <draw:text-box>
          <text:p text:style-name="Standard"><draw:frame draw:name="Frame58" draw:style-name="fr2" draw:z-index="49" svg:height="0.9555in" svg:width="1.789in" text:anchor-type="paragraph"><draw:image xlink:actuate="onLoad" xlink:href="Pictures/10001CB7000011C00000097BEA6D494F.svg" xlink:show="embed" xlink:type="simple"/><draw:image xlink:actuate="onLoad" xlink:href="Pictures/10000201000000AC0000005C61B9F560.png" xlink:show="embed" xlink:type="simple"/></draw:frame></text:p>
        </draw:text-box>
      </draw:frame>
      <draw:frame draw:name="Frame59" draw:style-name="fr1" draw:z-index="29" svg:height="1in" svg:width="2.6252in" svg:x="5.6882in" svg:y="9.5in" text:anchor-page-number="1" text:anchor-type="page">
        <draw:text-box>
          <text:p text:style-name="Standard"><draw:frame draw:name="Frame60" draw:style-name="fr2" draw:z-index="59" svg:height="0.9555in" svg:width="1.789in" text:anchor-type="paragraph"><draw:image xlink:actuate="onLoad" xlink:href="Pictures/10001CB8000011C00000097BB2319DDA.svg" xlink:show="embed" xlink:type="simple"/><draw:image xlink:actuate="onLoad" xlink:href="Pictures/10000201000000AC0000005C93B91523.png" xlink:show="embed" xlink:type="simple"/></draw:frame></text:p>
        </draw:text-box>
      </draw:frame>
      <draw:frame draw:name="Frame61" draw:style-name="fr1" draw:z-index="10" svg:height="1in" svg:width="2.6252in" svg:x="0.1882in" svg:y="0.5in" text:anchor-page-number="2" text:anchor-type="page">
        <draw:text-box>
          <text:p text:style-name="Standard"><draw:frame draw:name="Frame62" draw:style-name="fr2" draw:z-index="40" svg:height="0.9555in" svg:width="1.789in" text:anchor-type="paragraph"><draw:image xlink:actuate="onLoad" xlink:href="Pictures/10001CB8000011C00000097BF53A39EF.svg" xlink:show="embed" xlink:type="simple"/><draw:image xlink:actuate="onLoad" xlink:href="Pictures/10000201000000AC0000005C6A18C6A0.png" xlink:show="embed" xlink:type="simple"/></draw:frame></text:p>
        </draw:text-box>
      </draw:frame>
      <draw:frame draw:name="Frame63" draw:style-name="fr1" draw:z-index="11" svg:height="1in" svg:width="2.6252in" svg:x="2.9382in" svg:y="0.5in" text:anchor-page-number="2" text:anchor-type="page">
        <draw:text-box>
          <text:p text:style-name="Standard"><draw:frame draw:name="Frame64" draw:style-name="fr2" draw:z-index="50" svg:height="0.9555in" svg:width="1.789in" text:anchor-type="paragraph"><draw:image xlink:actuate="onLoad" xlink:href="Pictures/10001CB9000011C00000097BE91DAAFE.svg" xlink:show="embed" xlink:type="simple"/><draw:image xlink:actuate="onLoad" xlink:href="Pictures/10000201000000AC0000005C3607E9BF.png" xlink:show="embed" xlink:type="simple"/></draw:frame></text:p>
        </draw:text-box>
      </draw:frame>
      <draw:frame draw:name="Frame65" draw:style-name="fr1" draw:z-index="30" svg:height="1in" svg:width="2.6252in" svg:x="5.6882in" svg:y="0.5in" text:anchor-page-number="2" text:anchor-type="page">
        <draw:text-box>
          <text:p text:style-name="Standard"><draw:frame draw:name="Frame66" draw:style-name="fr2" draw:z-index="60" svg:height="0.9555in" svg:width="1.789in" text:anchor-type="paragraph"><draw:image xlink:actuate="onLoad" xlink:href="Pictures/10001CB9000011C00000097B2728F62F.svg" xlink:show="embed" xlink:type="simple"/><draw:image xlink:actuate="onLoad" xlink:href="Pictures/10000201000000AC0000005C2E48D2BA.png" xlink:show="embed" xlink:type="simple"/></draw:frame></text:p>
        </draw:text-box>
      </draw:frame>
      <draw:frame draw:name="Frame67" draw:style-name="fr1" draw:z-index="12" svg:height="1in" svg:width="2.6252in" svg:x="0.1882in" svg:y="1.5in" text:anchor-page-number="2" text:anchor-type="page">
        <draw:text-box>
          <text:p text:style-name="Standard"><draw:frame draw:name="Frame68" draw:style-name="fr2" draw:z-index="41" svg:height="0.9555in" svg:width="1.789in" text:anchor-type="paragraph"><draw:image xlink:actuate="onLoad" xlink:href="Pictures/10001CB8000011C00000097BBCADFCE7.svg" xlink:show="embed" xlink:type="simple"/><draw:image xlink:actuate="onLoad" xlink:href="Pictures/10000201000000AC0000005CCAB5471F.png" xlink:show="embed" xlink:type="simple"/></draw:frame></text:p>
        </draw:text-box>
      </draw:frame>
      <draw:frame draw:name="Frame69" draw:style-name="fr1" draw:z-index="13" svg:height="1in" svg:width="2.6252in" svg:x="2.9382in" svg:y="1.5in" text:anchor-page-number="2" text:anchor-type="page">
        <draw:text-box>
          <text:p text:style-name="Standard"><draw:frame draw:name="Frame70" draw:style-name="fr2" draw:z-index="51" svg:height="0.9555in" svg:width="1.789in" text:anchor-type="paragraph"><draw:image xlink:actuate="onLoad" xlink:href="Pictures/10001CB9000011C00000097BEA5557A8.svg" xlink:show="embed" xlink:type="simple"/><draw:image xlink:actuate="onLoad" xlink:href="Pictures/10000201000000AC0000005C9E8C3388.png" xlink:show="embed" xlink:type="simple"/></draw:frame></text:p>
        </draw:text-box>
      </draw:frame>
      <draw:frame draw:name="Frame71" draw:style-name="fr1" draw:z-index="31" svg:height="1in" svg:width="2.6252in" svg:x="5.6882in" svg:y="1.5in" text:anchor-page-number="2" text:anchor-type="page">
        <draw:text-box>
          <text:p text:style-name="Standard"><draw:frame draw:name="Frame72" draw:style-name="fr2" draw:z-index="61" svg:height="0.9555in" svg:width="1.789in" text:anchor-type="paragraph"><draw:image xlink:actuate="onLoad" xlink:href="Pictures/10001CB9000011C00000097B490B3690.svg" xlink:show="embed" xlink:type="simple"/><draw:image xlink:actuate="onLoad" xlink:href="Pictures/10000201000000AC0000005CBD69441E.png" xlink:show="embed" xlink:type="simple"/></draw:frame></text:p>
        </draw:text-box>
      </draw:frame>
      <draw:frame draw:name="Frame73" draw:style-name="fr1" draw:z-index="14" svg:height="1in" svg:width="2.6252in" svg:x="0.1882in" svg:y="2.5in" text:anchor-page-number="2" text:anchor-type="page">
        <draw:text-box>
          <text:p text:style-name="Standard"><draw:frame draw:name="Frame74" draw:style-name="fr2" draw:z-index="42" svg:height="0.9555in" svg:width="1.789in" text:anchor-type="paragraph"><draw:image xlink:actuate="onLoad" xlink:href="Pictures/10001CB8000011C00000097B9D9B53DF.svg" xlink:show="embed" xlink:type="simple"/><draw:image xlink:actuate="onLoad" xlink:href="Pictures/10000201000000AC0000005C0877AE1D.png" xlink:show="embed" xlink:type="simple"/></draw:frame></text:p>
        </draw:text-box>
      </draw:frame>
      <draw:frame draw:name="Frame75" draw:style-name="fr1" draw:z-index="15" svg:height="1in" svg:width="2.6252in" svg:x="2.9382in" svg:y="2.5in" text:anchor-page-number="2" text:anchor-type="page">
        <draw:text-box>
          <text:p text:style-name="Standard"><draw:frame draw:name="Frame76" draw:style-name="fr2" draw:z-index="52" svg:height="0.9555in" svg:width="1.789in" text:anchor-type="paragraph"><draw:image xlink:actuate="onLoad" xlink:href="Pictures/10001CB9000011C00000097B7E041FB1.svg" xlink:show="embed" xlink:type="simple"/><draw:image xlink:actuate="onLoad" xlink:href="Pictures/10000201000000AC0000005CA09B0C8D.png" xlink:show="embed" xlink:type="simple"/></draw:frame></text:p>
        </draw:text-box>
      </draw:frame>
      <draw:frame draw:name="Frame77" draw:style-name="fr1" draw:z-index="32" svg:height="1in" svg:width="2.6252in" svg:x="5.6882in" svg:y="2.5in" text:anchor-page-number="2" text:anchor-type="page">
        <draw:text-box>
          <text:p text:style-name="Standard"><draw:frame draw:name="Frame78" draw:style-name="fr2" draw:z-index="62" svg:height="0.9555in" svg:width="1.789in" text:anchor-type="paragraph"><draw:image xlink:actuate="onLoad" xlink:href="Pictures/10001CB9000011C00000097BE5B3E9ED.svg" xlink:show="embed" xlink:type="simple"/><draw:image xlink:actuate="onLoad" xlink:href="Pictures/10000201000000AC0000005C53A8BF8F.png" xlink:show="embed" xlink:type="simple"/></draw:frame></text:p>
        </draw:text-box>
      </draw:frame>
      <draw:frame draw:name="Frame79" draw:style-name="fr1" draw:z-index="16" svg:height="1in" svg:width="2.6252in" svg:x="0.1882in" svg:y="3.5in" text:anchor-page-number="2" text:anchor-type="page">
        <draw:text-box>
          <text:p text:style-name="Standard"><draw:frame draw:name="Frame80" draw:style-name="fr2" draw:z-index="43" svg:height="0.9555in" svg:width="1.789in" text:anchor-type="paragraph"><draw:image xlink:actuate="onLoad" xlink:href="Pictures/10001CB8000011C00000097BA968177B.svg" xlink:show="embed" xlink:type="simple"/><draw:image xlink:actuate="onLoad" xlink:href="Pictures/10000201000000AC0000005CBBC097DD.png" xlink:show="embed" xlink:type="simple"/></draw:frame></text:p>
        </draw:text-box>
      </draw:frame>
      <draw:frame draw:name="Frame81" draw:style-name="fr1" draw:z-index="17" svg:height="1in" svg:width="2.6252in" svg:x="2.9382in" svg:y="3.5in" text:anchor-page-number="2" text:anchor-type="page">
        <draw:text-box>
          <text:p text:style-name="Standard"><draw:frame draw:name="Frame82" draw:style-name="fr2" draw:z-index="53" svg:height="0.9555in" svg:width="1.789in" text:anchor-type="paragraph"><draw:image xlink:actuate="onLoad" xlink:href="Pictures/10001CB9000011C00000097B7891F03E.svg" xlink:show="embed" xlink:type="simple"/><draw:image xlink:actuate="onLoad" xlink:href="Pictures/10000201000000AC0000005C91F22EA3.png" xlink:show="embed" xlink:type="simple"/></draw:frame></text:p>
        </draw:text-box>
      </draw:frame>
      <draw:frame draw:name="Frame83" draw:style-name="fr1" draw:z-index="33" svg:height="1in" svg:width="2.6252in" svg:x="5.6882in" svg:y="3.5in" text:anchor-page-number="2" text:anchor-type="page">
        <draw:text-box>
          <text:p text:style-name="Standard"><draw:frame draw:name="Frame84" draw:style-name="fr2" draw:z-index="63" svg:height="0.9555in" svg:width="1.789in" text:anchor-type="paragraph"><draw:image xlink:actuate="onLoad" xlink:href="Pictures/10001CB9000011C00000097BBB75E603.svg" xlink:show="embed" xlink:type="simple"/><draw:image xlink:actuate="onLoad" xlink:href="Pictures/10000201000000AC0000005C24A5307E.png" xlink:show="embed" xlink:type="simple"/></draw:frame></text:p>
        </draw:text-box>
      </draw:frame>
      <draw:frame draw:name="Frame85" draw:style-name="fr1" draw:z-index="18" svg:height="1in" svg:width="2.6252in" svg:x="0.1882in" svg:y="4.5in" text:anchor-page-number="2" text:anchor-type="page">
        <draw:text-box>
          <text:p text:style-name="Standard"><draw:frame draw:name="Frame86" draw:style-name="fr2" draw:z-index="44" svg:height="0.9555in" svg:width="1.789in" text:anchor-type="paragraph"><draw:image xlink:actuate="onLoad" xlink:href="Pictures/10001CB8000011C00000097B9BAE2298.svg" xlink:show="embed" xlink:type="simple"/><draw:image xlink:actuate="onLoad" xlink:href="Pictures/10000201000000AC0000005C9215EE03.png" xlink:show="embed" xlink:type="simple"/></draw:frame></text:p>
        </draw:text-box>
      </draw:frame>
      <draw:frame draw:name="Frame87" draw:style-name="fr1" draw:z-index="19" svg:height="1in" svg:width="2.6252in" svg:x="2.9382in" svg:y="4.5in" text:anchor-page-number="2" text:anchor-type="page">
        <draw:text-box>
          <text:p text:style-name="Standard"><draw:frame draw:name="Frame88" draw:style-name="fr2" draw:z-index="54" svg:height="0.9555in" svg:width="1.789in" text:anchor-type="paragraph"><draw:image xlink:actuate="onLoad" xlink:href="Pictures/10001CB9000011C00000097BAA767E2D.svg" xlink:show="embed" xlink:type="simple"/><draw:image xlink:actuate="onLoad" xlink:href="Pictures/10000201000000AC0000005C608A5A10.png" xlink:show="embed" xlink:type="simple"/></draw:frame></text:p>
        </draw:text-box>
      </draw:frame>
      <draw:frame draw:name="Frame89" draw:style-name="fr1" draw:z-index="34" svg:height="1in" svg:width="2.6252in" svg:x="5.6882in" svg:y="4.5in" text:anchor-page-number="2" text:anchor-type="page">
        <draw:text-box>
          <text:p text:style-name="Standard"><draw:frame draw:name="Frame90" draw:style-name="fr2" draw:z-index="64" svg:height="0.9555in" svg:width="1.789in" text:anchor-type="paragraph"><draw:image xlink:actuate="onLoad" xlink:href="Pictures/10001CB8000011C00000097B81A267A3.svg" xlink:show="embed" xlink:type="simple"/><draw:image xlink:actuate="onLoad" xlink:href="Pictures/10000201000000AC0000005C63A768D1.png" xlink:show="embed" xlink:type="simple"/></draw:frame></text:p>
        </draw:text-box>
      </draw:frame>
      <draw:frame draw:name="Frame91" draw:style-name="fr1" draw:z-index="20" svg:height="1in" svg:width="2.6252in" svg:x="0.1882in" svg:y="5.5in" text:anchor-page-number="2" text:anchor-type="page">
        <draw:text-box>
          <text:p text:style-name="Standard"><draw:frame draw:name="Frame92" draw:style-name="fr2" draw:z-index="45" svg:height="0.9555in" svg:width="1.789in" text:anchor-type="paragraph"><draw:image xlink:actuate="onLoad" xlink:href="Pictures/10001CB8000011C00000097BF1F86A3F.svg" xlink:show="embed" xlink:type="simple"/><draw:image xlink:actuate="onLoad" xlink:href="Pictures/10000201000000AC0000005CC40216E6.png" xlink:show="embed" xlink:type="simple"/></draw:frame></text:p>
        </draw:text-box>
      </draw:frame>
      <draw:frame draw:name="Frame93" draw:style-name="fr1" draw:z-index="21" svg:height="1in" svg:width="2.6252in" svg:x="2.9382in" svg:y="5.5in" text:anchor-page-number="2" text:anchor-type="page">
        <draw:text-box>
          <text:p text:style-name="Standard"><draw:frame draw:name="Frame94" draw:style-name="fr2" draw:z-index="55" svg:height="0.9555in" svg:width="1.789in" text:anchor-type="paragraph"><draw:image xlink:actuate="onLoad" xlink:href="Pictures/10001CB9000011C00000097BEC6F38EE.svg" xlink:show="embed" xlink:type="simple"/><draw:image xlink:actuate="onLoad" xlink:href="Pictures/10000201000000AC0000005CA6A2E010.png" xlink:show="embed" xlink:type="simple"/></draw:frame></text:p>
        </draw:text-box>
      </draw:frame>
      <draw:frame draw:name="Frame95" draw:style-name="fr1" draw:z-index="35" svg:height="1in" svg:width="2.6252in" svg:x="5.6882in" svg:y="5.5in" text:anchor-page-number="2" text:anchor-type="page">
        <draw:text-box>
          <text:p text:style-name="Standard"><draw:frame draw:name="Frame96" draw:style-name="fr2" draw:z-index="65" svg:height="0.9555in" svg:width="1.789in" text:anchor-type="paragraph"><draw:image xlink:actuate="onLoad" xlink:href="Pictures/10001CB8000011C00000097BE9BE37E8.svg" xlink:show="embed" xlink:type="simple"/><draw:image xlink:actuate="onLoad" xlink:href="Pictures/10000201000000AC0000005CE1557D7F.png" xlink:show="embed" xlink:type="simple"/></draw:frame></text:p>
        </draw:text-box>
      </draw:frame>
      <draw:frame draw:name="Frame97" draw:style-name="fr1" draw:z-index="22" svg:height="1in" svg:width="2.6252in" svg:x="0.1882in" svg:y="6.5in" text:anchor-page-number="2" text:anchor-type="page">
        <draw:text-box>
          <text:p text:style-name="Standard"><draw:frame draw:name="Frame98" draw:style-name="fr2" draw:z-index="46" svg:height="0.9555in" svg:width="1.789in" text:anchor-type="paragraph"><draw:image xlink:actuate="onLoad" xlink:href="Pictures/10001CB8000011C00000097BDA920775.svg" xlink:show="embed" xlink:type="simple"/><draw:image xlink:actuate="onLoad" xlink:href="Pictures/10000201000000AC0000005C96C0CCDC.png" xlink:show="embed" xlink:type="simple"/></draw:frame></text:p>
        </draw:text-box>
      </draw:frame>
      <draw:frame draw:name="Frame99" draw:style-name="fr1" draw:z-index="23" svg:height="1in" svg:width="2.6252in" svg:x="2.9382in" svg:y="6.5in" text:anchor-page-number="2" text:anchor-type="page">
        <draw:text-box>
          <text:p text:style-name="Standard"><draw:frame draw:name="Frame100" draw:style-name="fr2" draw:z-index="56" svg:height="0.9555in" svg:width="1.789in" text:anchor-type="paragraph"><draw:image xlink:actuate="onLoad" xlink:href="Pictures/10001CB9000011C00000097BE271E028.svg" xlink:show="embed" xlink:type="simple"/><draw:image xlink:actuate="onLoad" xlink:href="Pictures/10000201000000AC0000005CB1C425CC.png" xlink:show="embed" xlink:type="simple"/></draw:frame></text:p>
        </draw:text-box>
      </draw:frame>
      <draw:frame draw:name="Frame101" draw:style-name="fr1" draw:z-index="36" svg:height="1in" svg:width="2.6252in" svg:x="5.6882in" svg:y="6.5in" text:anchor-page-number="2" text:anchor-type="page">
        <draw:text-box>
          <text:p text:style-name="Standard"><draw:frame draw:name="Frame102" draw:style-name="fr2" draw:z-index="66" svg:height="0.9555in" svg:width="1.789in" text:anchor-type="paragraph"><draw:image xlink:actuate="onLoad" xlink:href="Pictures/10001CB8000011C00000097B1B00B53F.svg" xlink:show="embed" xlink:type="simple"/><draw:image xlink:actuate="onLoad" xlink:href="Pictures/10000201000000AC0000005C6CB3F892.png" xlink:show="embed" xlink:type="simple"/></draw:frame></text:p>
        </draw:text-box>
      </draw:frame>
      <draw:frame draw:name="Frame103" draw:style-name="fr1" draw:z-index="24" svg:height="1in" svg:width="2.6252in" svg:x="0.1882in" svg:y="7.5in" text:anchor-page-number="2" text:anchor-type="page">
        <draw:text-box>
          <text:p text:style-name="Standard"><draw:frame draw:name="Frame104" draw:style-name="fr2" draw:z-index="47" svg:height="0.9555in" svg:width="1.789in" text:anchor-type="paragraph"><draw:image xlink:actuate="onLoad" xlink:href="Pictures/10001CB8000011C00000097B559940BC.svg" xlink:show="embed" xlink:type="simple"/><draw:image xlink:actuate="onLoad" xlink:href="Pictures/10000201000000AC0000005CACA9683F.png" xlink:show="embed" xlink:type="simple"/></draw:frame></text:p>
        </draw:text-box>
      </draw:frame>
      <draw:frame draw:name="Frame105" draw:style-name="fr1" draw:z-index="25" svg:height="1in" svg:width="2.6252in" svg:x="2.9382in" svg:y="7.5in" text:anchor-page-number="2" text:anchor-type="page">
        <draw:text-box>
          <text:p text:style-name="Standard"><draw:frame draw:name="Frame106" draw:style-name="fr2" draw:z-index="57" svg:height="0.9555in" svg:width="1.789in" text:anchor-type="paragraph"><draw:image xlink:actuate="onLoad" xlink:href="Pictures/10001CB9000011C00000097B22CD5826.svg" xlink:show="embed" xlink:type="simple"/><draw:image xlink:actuate="onLoad" xlink:href="Pictures/10000201000000AC0000005CA8C3F7CE.png" xlink:show="embed" xlink:type="simple"/></draw:frame></text:p>
        </draw:text-box>
      </draw:frame>
      <draw:frame draw:name="Frame107" draw:style-name="fr1" draw:z-index="37" svg:height="1in" svg:width="2.6252in" svg:x="5.6882in" svg:y="7.5in" text:anchor-page-number="2" text:anchor-type="page">
        <draw:text-box>
          <text:p text:style-name="Standard"><draw:frame draw:name="Frame108" draw:style-name="fr2" draw:z-index="67" svg:height="0.9555in" svg:width="1.789in" text:anchor-type="paragraph"><draw:image xlink:actuate="onLoad" xlink:href="Pictures/10001CB8000011C00000097B5C0B110A.svg" xlink:show="embed" xlink:type="simple"/><draw:image xlink:actuate="onLoad" xlink:href="Pictures/10000201000000AC0000005CB5E610CB.png" xlink:show="embed" xlink:type="simple"/></draw:frame></text:p>
        </draw:text-box>
      </draw:frame>
      <draw:frame draw:name="Frame109" draw:style-name="fr1" draw:z-index="26" svg:height="1in" svg:width="2.6252in" svg:x="0.1882in" svg:y="8.5in" text:anchor-page-number="2" text:anchor-type="page">
        <draw:text-box>
          <text:p text:style-name="Standard"><draw:frame draw:name="Frame110" draw:style-name="fr2" draw:z-index="48" svg:height="0.9555in" svg:width="1.789in" text:anchor-type="paragraph"><draw:image xlink:actuate="onLoad" xlink:href="Pictures/10001CB8000011C00000097B0554456A.svg" xlink:show="embed" xlink:type="simple"/><draw:image xlink:actuate="onLoad" xlink:href="Pictures/10000201000000AC0000005CF4259F67.png" xlink:show="embed" xlink:type="simple"/></draw:frame></text:p>
        </draw:text-box>
      </draw:frame>
      <draw:frame draw:name="Frame111" draw:style-name="fr1" draw:z-index="27" svg:height="1in" svg:width="2.6252in" svg:x="2.9382in" svg:y="8.5in" text:anchor-page-number="2" text:anchor-type="page">
        <draw:text-box>
          <text:p text:style-name="Standard"><draw:frame draw:name="Frame112" draw:style-name="fr2" draw:z-index="58" svg:height="0.9555in" svg:width="1.789in" text:anchor-type="paragraph"><draw:image xlink:actuate="onLoad" xlink:href="Pictures/10001CB9000011C00000097BC789BC35.svg" xlink:show="embed" xlink:type="simple"/><draw:image xlink:actuate="onLoad" xlink:href="Pictures/10000201000000AC0000005C9166B426.png" xlink:show="embed" xlink:type="simple"/></draw:frame></text:p>
        </draw:text-box>
      </draw:frame>
      <draw:frame draw:name="Frame113" draw:style-name="fr1" draw:z-index="38" svg:height="1in" svg:width="2.6252in" svg:x="5.6882in" svg:y="8.5in" text:anchor-page-number="2" text:anchor-type="page">
        <draw:text-box>
          <text:p text:style-name="Standard"><draw:frame draw:name="Frame114" draw:style-name="fr2" draw:z-index="68" svg:height="0.9555in" svg:width="1.789in" text:anchor-type="paragraph"><draw:image xlink:actuate="onLoad" xlink:href="Pictures/10001CB8000011C00000097B159CD402.svg" xlink:show="embed" xlink:type="simple"/><draw:image xlink:actuate="onLoad" xlink:href="Pictures/10000201000000AC0000005C904B71F3.png" xlink:show="embed" xlink:type="simple"/></draw:frame></text:p>
        </draw:text-box>
      </draw:frame>
      <draw:frame draw:name="Frame115" draw:style-name="fr1" draw:z-index="28" svg:height="1in" svg:width="2.6252in" svg:x="0.1882in" svg:y="9.5in" text:anchor-page-number="2" text:anchor-type="page">
        <draw:text-box>
          <text:p text:style-name="Standard"><draw:frame draw:name="Frame116" draw:style-name="fr2" draw:z-index="49" svg:height="0.9555in" svg:width="1.789in" text:anchor-type="paragraph"><draw:image xlink:actuate="onLoad" xlink:href="Pictures/10001CB8000011C00000097BBE3E8E3C.svg" xlink:show="embed" xlink:type="simple"/><draw:image xlink:actuate="onLoad" xlink:href="Pictures/10000201000000AC0000005CCF8C7C6A.png" xlink:show="embed" xlink:type="simple"/></draw:frame></text:p>
        </draw:text-box>
      </draw:frame>
      <draw:frame draw:name="Frame117" draw:style-name="fr1" draw:z-index="29" svg:height="1in" svg:width="2.6252in" svg:x="2.9382in" svg:y="9.5in" text:anchor-page-number="2" text:anchor-type="page">
        <draw:text-box>
          <text:p text:style-name="Standard"><draw:frame draw:name="Frame118" draw:style-name="fr2" draw:z-index="59" svg:height="0.9555in" svg:width="1.789in" text:anchor-type="paragraph"><draw:image xlink:actuate="onLoad" xlink:href="Pictures/10001CB9000011C00000097B4C09B9AF.svg" xlink:show="embed" xlink:type="simple"/><draw:image xlink:actuate="onLoad" xlink:href="Pictures/10000201000000AC0000005CCB757168.png" xlink:show="embed" xlink:type="simple"/></draw:frame></text:p>
        </draw:text-box>
      </draw:frame>
      <draw:frame draw:name="Frame119" draw:style-name="fr1" draw:z-index="39" svg:height="1in" svg:width="2.6252in" svg:x="5.6882in" svg:y="9.5in" text:anchor-page-number="2" text:anchor-type="page">
        <draw:text-box>
          <text:p text:style-name="Standard"><draw:frame draw:name="Frame120" draw:style-name="fr2" draw:z-index="69" svg:height="0.9555in" svg:width="1.789in" text:anchor-type="paragraph"><draw:image xlink:actuate="onLoad" xlink:href="Pictures/10001CB8000011C00000097B34AA7B3A.svg" xlink:show="embed" xlink:type="simple"/><draw:image xlink:actuate="onLoad" xlink:href="Pictures/10000201000000AC0000005C82779356.png" xlink:show="embed" xlink:type="simple"/></draw:frame></text:p>
        </draw:text-box>
      </draw:frame>
      <draw:frame draw:name="Frame121" draw:style-name="fr1" draw:z-index="20" svg:height="1in" svg:width="2.6252in" svg:x="0.1882in" svg:y="0.5in" text:anchor-page-number="3" text:anchor-type="page">
        <draw:text-box>
          <text:p text:style-name="Standard"><draw:frame draw:name="Frame122" draw:style-name="fr2" draw:z-index="50" svg:height="0.9555in" svg:width="1.789in" text:anchor-type="paragraph"><draw:image xlink:actuate="onLoad" xlink:href="Pictures/10001CB8000011C00000097B00593F9E.svg" xlink:show="embed" xlink:type="simple"/><draw:image xlink:actuate="onLoad" xlink:href="Pictures/10000201000000AC0000005CD4ED59CA.png" xlink:show="embed" xlink:type="simple"/></draw:frame></text:p>
        </draw:text-box>
      </draw:frame>
      <draw:frame draw:name="Frame123" draw:style-name="fr1" draw:z-index="21" svg:height="1in" svg:width="2.6252in" svg:x="2.9382in" svg:y="0.5in" text:anchor-page-number="3" text:anchor-type="page">
        <draw:text-box>
          <text:p text:style-name="Standard"><draw:frame draw:name="Frame124" draw:style-name="fr2" draw:z-index="60" svg:height="0.9555in" svg:width="1.789in" text:anchor-type="paragraph"><draw:image xlink:actuate="onLoad" xlink:href="Pictures/10001CB9000011C00000097BB8726ED8.svg" xlink:show="embed" xlink:type="simple"/><draw:image xlink:actuate="onLoad" xlink:href="Pictures/10000201000000AC0000005CD81C2842.png" xlink:show="embed" xlink:type="simple"/></draw:frame></text:p>
        </draw:text-box>
      </draw:frame>
      <draw:frame draw:name="Frame125" draw:style-name="fr1" draw:z-index="40" svg:height="1in" svg:width="2.6252in" svg:x="5.6882in" svg:y="0.5in" text:anchor-page-number="3" text:anchor-type="page">
        <draw:text-box>
          <text:p text:style-name="Standard"><draw:frame draw:name="Frame126" draw:style-name="fr2" draw:z-index="70" svg:height="0.9555in" svg:width="1.789in" text:anchor-type="paragraph"><draw:image xlink:actuate="onLoad" xlink:href="Pictures/10001CB9000011C00000097BEBFF5787.svg" xlink:show="embed" xlink:type="simple"/><draw:image xlink:actuate="onLoad" xlink:href="Pictures/10000201000000AC0000005C128C4A03.png" xlink:show="embed" xlink:type="simple"/></draw:frame></text:p>
        </draw:text-box>
      </draw:frame>
      <draw:frame draw:name="Frame127" draw:style-name="fr1" draw:z-index="22" svg:height="1in" svg:width="2.6252in" svg:x="0.1882in" svg:y="1.5in" text:anchor-page-number="3" text:anchor-type="page">
        <draw:text-box>
          <text:p text:style-name="Standard"><draw:frame draw:name="Frame128" draw:style-name="fr2" draw:z-index="51" svg:height="0.9555in" svg:width="1.789in" text:anchor-type="paragraph"><draw:image xlink:actuate="onLoad" xlink:href="Pictures/10001CB8000011C00000097B329F0A7D.svg" xlink:show="embed" xlink:type="simple"/><draw:image xlink:actuate="onLoad" xlink:href="Pictures/10000201000000AC0000005C34F48DAD.png" xlink:show="embed" xlink:type="simple"/></draw:frame></text:p>
        </draw:text-box>
      </draw:frame>
      <draw:frame draw:name="Frame129" draw:style-name="fr1" draw:z-index="23" svg:height="1in" svg:width="2.6252in" svg:x="2.9382in" svg:y="1.5in" text:anchor-page-number="3" text:anchor-type="page">
        <draw:text-box>
          <text:p text:style-name="Standard"><draw:frame draw:name="Frame130" draw:style-name="fr2" draw:z-index="61" svg:height="0.9555in" svg:width="1.789in" text:anchor-type="paragraph"><draw:image xlink:actuate="onLoad" xlink:href="Pictures/10001CB9000011C00000097BB6E0712F.svg" xlink:show="embed" xlink:type="simple"/><draw:image xlink:actuate="onLoad" xlink:href="Pictures/10000201000000AC0000005C9B297C81.png" xlink:show="embed" xlink:type="simple"/></draw:frame></text:p>
        </draw:text-box>
      </draw:frame>
      <draw:frame draw:name="Frame131" draw:style-name="fr1" draw:z-index="41" svg:height="1in" svg:width="2.6252in" svg:x="5.6882in" svg:y="1.5in" text:anchor-page-number="3" text:anchor-type="page">
        <draw:text-box>
          <text:p text:style-name="Standard"><draw:frame draw:name="Frame132" draw:style-name="fr2" draw:z-index="71" svg:height="0.9555in" svg:width="1.789in" text:anchor-type="paragraph"><draw:image xlink:actuate="onLoad" xlink:href="Pictures/10001CB9000011C00000097BE8B7AAD1.svg" xlink:show="embed" xlink:type="simple"/><draw:image xlink:actuate="onLoad" xlink:href="Pictures/10000201000000AC0000005C907E5FAD.png" xlink:show="embed" xlink:type="simple"/></draw:frame></text:p>
        </draw:text-box>
      </draw:frame>
      <draw:frame draw:name="Frame133" draw:style-name="fr1" draw:z-index="24" svg:height="1in" svg:width="2.6252in" svg:x="0.1882in" svg:y="2.5in" text:anchor-page-number="3" text:anchor-type="page">
        <draw:text-box>
          <text:p text:style-name="Standard"><draw:frame draw:name="Frame134" draw:style-name="fr2" draw:z-index="52" svg:height="0.9555in" svg:width="1.789in" text:anchor-type="paragraph"><draw:image xlink:actuate="onLoad" xlink:href="Pictures/10001CB8000011C00000097B58C942DA.svg" xlink:show="embed" xlink:type="simple"/><draw:image xlink:actuate="onLoad" xlink:href="Pictures/10000201000000AC0000005CE57ACCDB.png" xlink:show="embed" xlink:type="simple"/></draw:frame></text:p>
        </draw:text-box>
      </draw:frame>
      <draw:frame draw:name="Frame135" draw:style-name="fr1" draw:z-index="25" svg:height="1in" svg:width="2.6252in" svg:x="2.9382in" svg:y="2.5in" text:anchor-page-number="3" text:anchor-type="page">
        <draw:text-box>
          <text:p text:style-name="Standard"><draw:frame draw:name="Frame136" draw:style-name="fr2" draw:z-index="62" svg:height="0.9555in" svg:width="1.789in" text:anchor-type="paragraph"><draw:image xlink:actuate="onLoad" xlink:href="Pictures/10001CB9000011C00000097B9EC3FF1E.svg" xlink:show="embed" xlink:type="simple"/><draw:image xlink:actuate="onLoad" xlink:href="Pictures/10000201000000AC0000005C8C76D7A9.png" xlink:show="embed" xlink:type="simple"/></draw:frame></text:p>
        </draw:text-box>
      </draw:frame>
      <draw:frame draw:name="Frame137" draw:style-name="fr1" draw:z-index="42" svg:height="1in" svg:width="2.6252in" svg:x="5.6882in" svg:y="2.5in" text:anchor-page-number="3" text:anchor-type="page">
        <draw:text-box>
          <text:p text:style-name="Standard"><draw:frame draw:name="Frame138" draw:style-name="fr2" draw:z-index="72" svg:height="0.9555in" svg:width="1.789in" text:anchor-type="paragraph"><draw:image xlink:actuate="onLoad" xlink:href="Pictures/10001CB9000011C00000097B7CE6E2C8.svg" xlink:show="embed" xlink:type="simple"/><draw:image xlink:actuate="onLoad" xlink:href="Pictures/10000201000000AC0000005C1D98DA40.png" xlink:show="embed" xlink:type="simple"/></draw:frame></text:p>
        </draw:text-box>
      </draw:frame>
      <draw:frame draw:name="Frame139" draw:style-name="fr1" draw:z-index="26" svg:height="1in" svg:width="2.6252in" svg:x="0.1882in" svg:y="3.5in" text:anchor-page-number="3" text:anchor-type="page">
        <draw:text-box>
          <text:p text:style-name="Standard"><draw:frame draw:name="Frame140" draw:style-name="fr2" draw:z-index="53" svg:height="0.9555in" svg:width="1.789in" text:anchor-type="paragraph"><draw:image xlink:actuate="onLoad" xlink:href="Pictures/10001CB8000011C00000097B73A32F90.svg" xlink:show="embed" xlink:type="simple"/><draw:image xlink:actuate="onLoad" xlink:href="Pictures/10000201000000AC0000005C4F584A6D.png" xlink:show="embed" xlink:type="simple"/></draw:frame></text:p>
        </draw:text-box>
      </draw:frame>
      <draw:frame draw:name="Frame141" draw:style-name="fr1" draw:z-index="27" svg:height="1in" svg:width="2.6252in" svg:x="2.9382in" svg:y="3.5in" text:anchor-page-number="3" text:anchor-type="page">
        <draw:text-box>
          <text:p text:style-name="Standard"><draw:frame draw:name="Frame142" draw:style-name="fr2" draw:z-index="63" svg:height="0.9555in" svg:width="1.789in" text:anchor-type="paragraph"><draw:image xlink:actuate="onLoad" xlink:href="Pictures/10001CB9000011C00000097B4F4C6BAB.svg" xlink:show="embed" xlink:type="simple"/><draw:image xlink:actuate="onLoad" xlink:href="Pictures/10000201000000AC0000005C7734E9A8.png" xlink:show="embed" xlink:type="simple"/></draw:frame></text:p>
        </draw:text-box>
      </draw:frame>
      <draw:frame draw:name="Frame143" draw:style-name="fr1" draw:z-index="43" svg:height="1in" svg:width="2.6252in" svg:x="5.6882in" svg:y="3.5in" text:anchor-page-number="3" text:anchor-type="page">
        <draw:text-box>
          <text:p text:style-name="Standard"><draw:frame draw:name="Frame144" draw:style-name="fr2" draw:z-index="73" svg:height="0.9555in" svg:width="1.789in" text:anchor-type="paragraph"><draw:image xlink:actuate="onLoad" xlink:href="Pictures/10001CB9000011C00000097B7A730D47.svg" xlink:show="embed" xlink:type="simple"/><draw:image xlink:actuate="onLoad" xlink:href="Pictures/10000201000000AC0000005CC4CD3219.png" xlink:show="embed" xlink:type="simple"/></draw:frame></text:p>
        </draw:text-box>
      </draw:frame>
      <draw:frame draw:name="Frame145" draw:style-name="fr1" draw:z-index="28" svg:height="1in" svg:width="2.6252in" svg:x="0.1882in" svg:y="4.5in" text:anchor-page-number="3" text:anchor-type="page">
        <draw:text-box>
          <text:p text:style-name="Standard"><draw:frame draw:name="Frame146" draw:style-name="fr2" draw:z-index="54" svg:height="0.9555in" svg:width="1.789in" text:anchor-type="paragraph"><draw:image xlink:actuate="onLoad" xlink:href="Pictures/10001CB8000011C00000097BFCA86859.svg" xlink:show="embed" xlink:type="simple"/><draw:image xlink:actuate="onLoad" xlink:href="Pictures/10000201000000AC0000005CD15BDCEF.png" xlink:show="embed" xlink:type="simple"/></draw:frame></text:p>
        </draw:text-box>
      </draw:frame>
      <draw:frame draw:name="Frame147" draw:style-name="fr1" draw:z-index="29" svg:height="1in" svg:width="2.6252in" svg:x="2.9382in" svg:y="4.5in" text:anchor-page-number="3" text:anchor-type="page">
        <draw:text-box>
          <text:p text:style-name="Standard"><draw:frame draw:name="Frame148" draw:style-name="fr2" draw:z-index="64" svg:height="0.9555in" svg:width="1.789in" text:anchor-type="paragraph"><draw:image xlink:actuate="onLoad" xlink:href="Pictures/10001CB9000011C00000097B767D1E5C.svg" xlink:show="embed" xlink:type="simple"/><draw:image xlink:actuate="onLoad" xlink:href="Pictures/10000201000000AC0000005CB97D9975.png" xlink:show="embed" xlink:type="simple"/></draw:frame></text:p>
        </draw:text-box>
      </draw:frame>
      <draw:frame draw:name="Frame149" draw:style-name="fr1" draw:z-index="44" svg:height="1in" svg:width="2.6252in" svg:x="5.6882in" svg:y="4.5in" text:anchor-page-number="3" text:anchor-type="page">
        <draw:text-box>
          <text:p text:style-name="Standard"><draw:frame draw:name="Frame150" draw:style-name="fr2" draw:z-index="74" svg:height="0.9555in" svg:width="1.789in" text:anchor-type="paragraph"><draw:image xlink:actuate="onLoad" xlink:href="Pictures/10001CB9000011C00000097BA8948354.svg" xlink:show="embed" xlink:type="simple"/><draw:image xlink:actuate="onLoad" xlink:href="Pictures/10000201000000AC0000005C0B3257FE.png" xlink:show="embed" xlink:type="simple"/></draw:frame></text:p>
        </draw:text-box>
      </draw:frame>
      <draw:frame draw:name="Frame151" draw:style-name="fr1" draw:z-index="30" svg:height="1in" svg:width="2.6252in" svg:x="0.1882in" svg:y="5.5in" text:anchor-page-number="3" text:anchor-type="page">
        <draw:text-box>
          <text:p text:style-name="Standard"><draw:frame draw:name="Frame152" draw:style-name="fr2" draw:z-index="55" svg:height="0.9555in" svg:width="1.789in" text:anchor-type="paragraph"><draw:image xlink:actuate="onLoad" xlink:href="Pictures/10001CB8000011C00000097BAC656D8F.svg" xlink:show="embed" xlink:type="simple"/><draw:image xlink:actuate="onLoad" xlink:href="Pictures/10000201000000AC0000005C5CF15574.png" xlink:show="embed" xlink:type="simple"/></draw:frame></text:p>
        </draw:text-box>
      </draw:frame>
      <draw:frame draw:name="Frame153" draw:style-name="fr1" draw:z-index="31" svg:height="1in" svg:width="2.6252in" svg:x="2.9382in" svg:y="5.5in" text:anchor-page-number="3" text:anchor-type="page">
        <draw:text-box>
          <text:p text:style-name="Standard"><draw:frame draw:name="Frame154" draw:style-name="fr2" draw:z-index="65" svg:height="0.9555in" svg:width="1.789in" text:anchor-type="paragraph"><draw:image xlink:actuate="onLoad" xlink:href="Pictures/10001CB9000011C00000097B3EA57E5F.svg" xlink:show="embed" xlink:type="simple"/><draw:image xlink:actuate="onLoad" xlink:href="Pictures/10000201000000AC0000005CC49AD590.png" xlink:show="embed" xlink:type="simple"/></draw:frame></text:p>
        </draw:text-box>
      </draw:frame>
      <draw:frame draw:name="Frame155" draw:style-name="fr1" draw:z-index="45" svg:height="1in" svg:width="2.6252in" svg:x="5.6882in" svg:y="5.5in" text:anchor-page-number="3" text:anchor-type="page">
        <draw:text-box>
          <text:p text:style-name="Standard"><draw:frame draw:name="Frame156" draw:style-name="fr2" draw:z-index="75" svg:height="0.9555in" svg:width="1.789in" text:anchor-type="paragraph"><draw:image xlink:actuate="onLoad" xlink:href="Pictures/10001CB9000011C00000097BEE8DC597.svg" xlink:show="embed" xlink:type="simple"/><draw:image xlink:actuate="onLoad" xlink:href="Pictures/10000201000000AC0000005C190EB55B.png" xlink:show="embed" xlink:type="simple"/></draw:frame></text:p>
        </draw:text-box>
      </draw:frame>
      <draw:frame draw:name="Frame157" draw:style-name="fr1" draw:z-index="32" svg:height="1in" svg:width="2.6252in" svg:x="0.1882in" svg:y="6.5in" text:anchor-page-number="3" text:anchor-type="page">
        <draw:text-box>
          <text:p text:style-name="Standard"><draw:frame draw:name="Frame158" draw:style-name="fr2" draw:z-index="56" svg:height="0.9555in" svg:width="1.789in" text:anchor-type="paragraph"><draw:image xlink:actuate="onLoad" xlink:href="Pictures/10001CB8000011C00000097B170FA6D9.svg" xlink:show="embed" xlink:type="simple"/><draw:image xlink:actuate="onLoad" xlink:href="Pictures/10000201000000AC0000005CCF758F84.png" xlink:show="embed" xlink:type="simple"/></draw:frame></text:p>
        </draw:text-box>
      </draw:frame>
      <draw:frame draw:name="Frame159" draw:style-name="fr1" draw:z-index="33" svg:height="1in" svg:width="2.6252in" svg:x="2.9382in" svg:y="6.5in" text:anchor-page-number="3" text:anchor-type="page">
        <draw:text-box>
          <text:p text:style-name="Standard"><draw:frame draw:name="Frame160" draw:style-name="fr2" draw:z-index="66" svg:height="0.9555in" svg:width="1.789in" text:anchor-type="paragraph"><draw:image xlink:actuate="onLoad" xlink:href="Pictures/10001CB9000011C00000097BA887BCBC.svg" xlink:show="embed" xlink:type="simple"/><draw:image xlink:actuate="onLoad" xlink:href="Pictures/10000201000000AC0000005CE4A02B31.png" xlink:show="embed" xlink:type="simple"/></draw:frame></text:p>
        </draw:text-box>
      </draw:frame>
      <draw:frame draw:name="Frame161" draw:style-name="fr1" draw:z-index="46" svg:height="1in" svg:width="2.6252in" svg:x="5.6882in" svg:y="6.5in" text:anchor-page-number="3" text:anchor-type="page">
        <draw:text-box>
          <text:p text:style-name="Standard"><draw:frame draw:name="Frame162" draw:style-name="fr2" draw:z-index="76" svg:height="0.9555in" svg:width="1.789in" text:anchor-type="paragraph"><draw:image xlink:actuate="onLoad" xlink:href="Pictures/10001CB9000011C00000097B202FA55F.svg" xlink:show="embed" xlink:type="simple"/><draw:image xlink:actuate="onLoad" xlink:href="Pictures/10000201000000AC0000005C03E62DF8.png" xlink:show="embed" xlink:type="simple"/></draw:frame></text:p>
        </draw:text-box>
      </draw:frame>
      <draw:frame draw:name="Frame163" draw:style-name="fr1" draw:z-index="34" svg:height="1in" svg:width="2.6252in" svg:x="0.1882in" svg:y="7.5in" text:anchor-page-number="3" text:anchor-type="page">
        <draw:text-box>
          <text:p text:style-name="Standard"><draw:frame draw:name="Frame164" draw:style-name="fr2" draw:z-index="57" svg:height="0.9555in" svg:width="1.789in" text:anchor-type="paragraph"><draw:image xlink:actuate="onLoad" xlink:href="Pictures/10001CB9000011C00000097B17A5DCE2.svg" xlink:show="embed" xlink:type="simple"/><draw:image xlink:actuate="onLoad" xlink:href="Pictures/10000201000000AC0000005CE7D1DBFC.png" xlink:show="embed" xlink:type="simple"/></draw:frame></text:p>
        </draw:text-box>
      </draw:frame>
      <draw:frame draw:name="Frame165" draw:style-name="fr1" draw:z-index="35" svg:height="1in" svg:width="2.6252in" svg:x="2.9382in" svg:y="7.5in" text:anchor-page-number="3" text:anchor-type="page">
        <draw:text-box>
          <text:p text:style-name="Standard"><draw:frame draw:name="Frame166" draw:style-name="fr2" draw:z-index="67" svg:height="0.9555in" svg:width="1.789in" text:anchor-type="paragraph"><draw:image xlink:actuate="onLoad" xlink:href="Pictures/10001CB9000011C00000097B4AB0CDEF.svg" xlink:show="embed" xlink:type="simple"/><draw:image xlink:actuate="onLoad" xlink:href="Pictures/10000201000000AC0000005CEA3AB44B.png" xlink:show="embed" xlink:type="simple"/></draw:frame></text:p>
        </draw:text-box>
      </draw:frame>
      <draw:frame draw:name="Frame167" draw:style-name="fr1" draw:z-index="47" svg:height="1in" svg:width="2.6252in" svg:x="5.6882in" svg:y="7.5in" text:anchor-page-number="3" text:anchor-type="page">
        <draw:text-box>
          <text:p text:style-name="Standard"><draw:frame draw:name="Frame168" draw:style-name="fr2" draw:z-index="77" svg:height="0.9555in" svg:width="1.789in" text:anchor-type="paragraph"><draw:image xlink:actuate="onLoad" xlink:href="Pictures/10001CB9000011C00000097BC56B414C.svg" xlink:show="embed" xlink:type="simple"/><draw:image xlink:actuate="onLoad" xlink:href="Pictures/10000201000000AC0000005CE3FFF99F.png" xlink:show="embed" xlink:type="simple"/></draw:frame></text:p>
        </draw:text-box>
      </draw:frame>
      <draw:frame draw:name="Frame169" draw:style-name="fr1" draw:z-index="36" svg:height="1in" svg:width="2.6252in" svg:x="0.1882in" svg:y="8.5in" text:anchor-page-number="3" text:anchor-type="page">
        <draw:text-box>
          <text:p text:style-name="Standard"><draw:frame draw:name="Frame170" draw:style-name="fr2" draw:z-index="58" svg:height="0.9555in" svg:width="1.789in" text:anchor-type="paragraph"><draw:image xlink:actuate="onLoad" xlink:href="Pictures/10001CB9000011C00000097BF6C358AA.svg" xlink:show="embed" xlink:type="simple"/><draw:image xlink:actuate="onLoad" xlink:href="Pictures/10000201000000AC0000005C006574D2.png" xlink:show="embed" xlink:type="simple"/></draw:frame></text:p>
        </draw:text-box>
      </draw:frame>
      <draw:frame draw:name="Frame171" draw:style-name="fr1" draw:z-index="37" svg:height="1in" svg:width="2.6252in" svg:x="2.9382in" svg:y="8.5in" text:anchor-page-number="3" text:anchor-type="page">
        <draw:text-box>
          <text:p text:style-name="Standard"><draw:frame draw:name="Frame172" draw:style-name="fr2" draw:z-index="68" svg:height="0.9555in" svg:width="1.789in" text:anchor-type="paragraph"><draw:image xlink:actuate="onLoad" xlink:href="Pictures/10001CB9000011C00000097B2550770B.svg" xlink:show="embed" xlink:type="simple"/><draw:image xlink:actuate="onLoad" xlink:href="Pictures/10000201000000AC0000005C633020A5.png" xlink:show="embed" xlink:type="simple"/></draw:frame></text:p>
        </draw:text-box>
      </draw:frame>
      <draw:frame draw:name="Frame173" draw:style-name="fr1" draw:z-index="48" svg:height="1in" svg:width="2.6252in" svg:x="5.6882in" svg:y="8.5in" text:anchor-page-number="3" text:anchor-type="page">
        <draw:text-box>
          <text:p text:style-name="Standard"><draw:frame draw:name="Frame174" draw:style-name="fr2" draw:z-index="78" svg:height="0.9555in" svg:width="1.789in" text:anchor-type="paragraph"><draw:image xlink:actuate="onLoad" xlink:href="Pictures/10001CB9000011C00000097B4EEB44D6.svg" xlink:show="embed" xlink:type="simple"/><draw:image xlink:actuate="onLoad" xlink:href="Pictures/10000201000000AC0000005C51E2B762.png" xlink:show="embed" xlink:type="simple"/></draw:frame></text:p>
        </draw:text-box>
      </draw:frame>
      <draw:frame draw:name="Frame175" draw:style-name="fr1" draw:z-index="38" svg:height="1in" svg:width="2.6252in" svg:x="0.1882in" svg:y="9.5in" text:anchor-page-number="3" text:anchor-type="page">
        <draw:text-box>
          <text:p text:style-name="Standard"><draw:frame draw:name="Frame176" draw:style-name="fr2" draw:z-index="59" svg:height="0.9555in" svg:width="1.789in" text:anchor-type="paragraph"><draw:image xlink:actuate="onLoad" xlink:href="Pictures/10001CB9000011C00000097BEE86A15F.svg" xlink:show="embed" xlink:type="simple"/><draw:image xlink:actuate="onLoad" xlink:href="Pictures/10000201000000AC0000005C16F837BF.png" xlink:show="embed" xlink:type="simple"/></draw:frame></text:p>
        </draw:text-box>
      </draw:frame>
      <draw:frame draw:name="Frame177" draw:style-name="fr1" draw:z-index="39" svg:height="1in" svg:width="2.6252in" svg:x="2.9382in" svg:y="9.5in" text:anchor-page-number="3" text:anchor-type="page">
        <draw:text-box>
          <text:p text:style-name="Standard"><draw:frame draw:name="Frame178" draw:style-name="fr2" draw:z-index="69" svg:height="0.9555in" svg:width="1.789in" text:anchor-type="paragraph"><draw:image xlink:actuate="onLoad" xlink:href="Pictures/10001CB9000011C00000097BA7E3E901.svg" xlink:show="embed" xlink:type="simple"/><draw:image xlink:actuate="onLoad" xlink:href="Pictures/10000201000000AC0000005C10BF6A5B.png" xlink:show="embed" xlink:type="simple"/></draw:frame></text:p>
        </draw:text-box>
      </draw:frame>
      <draw:frame draw:name="Frame179" draw:style-name="fr1" draw:z-index="49" svg:height="1in" svg:width="2.6252in" svg:x="5.6882in" svg:y="9.5in" text:anchor-page-number="3" text:anchor-type="page">
        <draw:text-box>
          <text:p text:style-name="Standard"><draw:frame draw:name="Frame180" draw:style-name="fr2" draw:z-index="79" svg:height="0.9555in" svg:width="1.789in" text:anchor-type="paragraph"><draw:image xlink:actuate="onLoad" xlink:href="Pictures/10001CB9000011C00000097B25CA0B56.svg" xlink:show="embed" xlink:type="simple"/><draw:image xlink:actuate="onLoad" xlink:href="Pictures/10000201000000AC0000005C5FF67764.png" xlink:show="embed" xlink:type="simple"/></draw:frame></text:p>
        </draw:text-box>
      </draw:frame>
      <draw:frame draw:name="Frame181" draw:style-name="fr1" draw:z-index="30" svg:height="1in" svg:width="2.6252in" svg:x="0.1882in" svg:y="0.5in" text:anchor-page-number="4" text:anchor-type="page">
        <draw:text-box>
          <text:p text:style-name="Standard"><draw:frame draw:name="Frame182" draw:style-name="fr2" draw:z-index="60" svg:height="0.9555in" svg:width="1.789in" text:anchor-type="paragraph"><draw:image xlink:actuate="onLoad" xlink:href="Pictures/10001CB9000011C00000097B4BE9CBE9.svg" xlink:show="embed" xlink:type="simple"/><draw:image xlink:actuate="onLoad" xlink:href="Pictures/10000201000000AC0000005CC1F5E1E6.png" xlink:show="embed" xlink:type="simple"/></draw:frame></text:p>
        </draw:text-box>
      </draw:frame>
      <draw:frame draw:name="Frame183" draw:style-name="fr1" draw:z-index="31" svg:height="1in" svg:width="2.6252in" svg:x="2.9382in" svg:y="0.5in" text:anchor-page-number="4" text:anchor-type="page">
        <draw:text-box>
          <text:p text:style-name="Standard"/>
        </draw:text-box>
      </draw:frame>
      <draw:frame draw:name="Frame184" draw:style-name="fr1" draw:z-index="50" svg:height="1in" svg:width="2.6252in" svg:x="5.6882in" svg:y="0.5in" text:anchor-page-number="4" text:anchor-type="page">
        <draw:text-box>
          <text:p text:style-name="Standard"/>
        </draw:text-box>
      </draw:frame>
      <draw:frame draw:name="Frame185" draw:style-name="fr1" draw:z-index="32" svg:height="1in" svg:width="2.6252in" svg:x="0.1882in" svg:y="1.5in" text:anchor-page-number="4" text:anchor-type="page">
        <draw:text-box>
          <text:p text:style-name="Standard"><draw:frame draw:name="Frame186" draw:style-name="fr2" draw:z-index="61" svg:height="0.9555in" svg:width="1.789in" text:anchor-type="paragraph"><draw:image xlink:actuate="onLoad" xlink:href="Pictures/10001CB9000011C00000097BE7511494.svg" xlink:show="embed" xlink:type="simple"/><draw:image xlink:actuate="onLoad" xlink:href="Pictures/10000201000000AC0000005C7FE13AFE.png" xlink:show="embed" xlink:type="simple"/></draw:frame></text:p>
        </draw:text-box>
      </draw:frame>
      <draw:frame draw:name="Frame187" draw:style-name="fr1" draw:z-index="33" svg:height="1in" svg:width="2.6252in" svg:x="2.9382in" svg:y="1.5in" text:anchor-page-number="4" text:anchor-type="page">
        <draw:text-box>
          <text:p text:style-name="Standard"/>
        </draw:text-box>
      </draw:frame>
      <draw:frame draw:name="Frame188" draw:style-name="fr1" draw:z-index="51" svg:height="1in" svg:width="2.6252in" svg:x="5.6882in" svg:y="1.5in" text:anchor-page-number="4" text:anchor-type="page">
        <draw:text-box>
          <text:p text:style-name="Standard"/>
        </draw:text-box>
      </draw:frame>
      <draw:frame draw:name="Frame189" draw:style-name="fr1" draw:z-index="34" svg:height="1in" svg:width="2.6252in" svg:x="0.1882in" svg:y="2.5in" text:anchor-page-number="4" text:anchor-type="page">
        <draw:text-box>
          <text:p text:style-name="Standard"><draw:frame draw:name="Frame190" draw:style-name="fr2" draw:z-index="62" svg:height="0.9555in" svg:width="1.789in" text:anchor-type="paragraph"><draw:image xlink:actuate="onLoad" xlink:href="Pictures/10001CB9000011C00000097BB9971B7A.svg" xlink:show="embed" xlink:type="simple"/><draw:image xlink:actuate="onLoad" xlink:href="Pictures/10000201000000AC0000005C80A44124.png" xlink:show="embed" xlink:type="simple"/></draw:frame></text:p>
        </draw:text-box>
      </draw:frame>
      <draw:frame draw:name="Frame191" draw:style-name="fr1" draw:z-index="35" svg:height="1in" svg:width="2.6252in" svg:x="2.9382in" svg:y="2.5in" text:anchor-page-number="4" text:anchor-type="page">
        <draw:text-box>
          <text:p text:style-name="Standard"/>
        </draw:text-box>
      </draw:frame>
      <draw:frame draw:name="Frame192" draw:style-name="fr1" draw:z-index="52" svg:height="1in" svg:width="2.6252in" svg:x="5.6882in" svg:y="2.5in" text:anchor-page-number="4" text:anchor-type="page">
        <draw:text-box>
          <text:p text:style-name="Standard"/>
        </draw:text-box>
      </draw:frame>
      <draw:frame draw:name="Frame193" draw:style-name="fr1" draw:z-index="36" svg:height="1in" svg:width="2.6252in" svg:x="0.1882in" svg:y="3.5in" text:anchor-page-number="4" text:anchor-type="page">
        <draw:text-box>
          <text:p text:style-name="Standard"><draw:frame draw:name="Frame194" draw:style-name="fr2" draw:z-index="63" svg:height="0.9555in" svg:width="1.789in" text:anchor-type="paragraph"><draw:image xlink:actuate="onLoad" xlink:href="Pictures/10001CB8000011C00000097B69F6CA77.svg" xlink:show="embed" xlink:type="simple"/><draw:image xlink:actuate="onLoad" xlink:href="Pictures/10000201000000AC0000005C5CCAB070.png" xlink:show="embed" xlink:type="simple"/></draw:frame></text:p>
        </draw:text-box>
      </draw:frame>
      <draw:frame draw:name="Frame195" draw:style-name="fr1" draw:z-index="37" svg:height="1in" svg:width="2.6252in" svg:x="2.9382in" svg:y="3.5in" text:anchor-page-number="4" text:anchor-type="page">
        <draw:text-box>
          <text:p text:style-name="Standard"/>
        </draw:text-box>
      </draw:frame>
      <draw:frame draw:name="Frame196" draw:style-name="fr1" draw:z-index="53" svg:height="1in" svg:width="2.6252in" svg:x="5.6882in" svg:y="3.5in" text:anchor-page-number="4" text:anchor-type="page">
        <draw:text-box>
          <text:p text:style-name="Standard"/>
        </draw:text-box>
      </draw:frame>
      <draw:frame draw:name="Frame197" draw:style-name="fr1" draw:z-index="38" svg:height="1in" svg:width="2.6252in" svg:x="0.1882in" svg:y="4.5in" text:anchor-page-number="4" text:anchor-type="page">
        <draw:text-box>
          <text:p text:style-name="Standard"/>
        </draw:text-box>
      </draw:frame>
      <draw:frame draw:name="Frame198" draw:style-name="fr1" draw:z-index="39" svg:height="1in" svg:width="2.6252in" svg:x="2.9382in" svg:y="4.5in" text:anchor-page-number="4" text:anchor-type="page">
        <draw:text-box>
          <text:p text:style-name="Standard"/>
        </draw:text-box>
      </draw:frame>
      <draw:frame draw:name="Frame199" draw:style-name="fr1" draw:z-index="54" svg:height="1in" svg:width="2.6252in" svg:x="5.6882in" svg:y="4.5in" text:anchor-page-number="4" text:anchor-type="page">
        <draw:text-box>
          <text:p text:style-name="Standard"/>
        </draw:text-box>
      </draw:frame>
      <draw:frame draw:name="Frame200" draw:style-name="fr1" draw:z-index="40" svg:height="1in" svg:width="2.6252in" svg:x="0.1882in" svg:y="5.5in" text:anchor-page-number="4" text:anchor-type="page">
        <draw:text-box>
          <text:p text:style-name="Standard"/>
        </draw:text-box>
      </draw:frame>
      <draw:frame draw:name="Frame201" draw:style-name="fr1" draw:z-index="41" svg:height="1in" svg:width="2.6252in" svg:x="2.9382in" svg:y="5.5in" text:anchor-page-number="4" text:anchor-type="page">
        <draw:text-box>
          <text:p text:style-name="Standard"/>
        </draw:text-box>
      </draw:frame>
      <draw:frame draw:name="Frame202" draw:style-name="fr1" draw:z-index="55" svg:height="1in" svg:width="2.6252in" svg:x="5.6882in" svg:y="5.5in" text:anchor-page-number="4" text:anchor-type="page">
        <draw:text-box>
          <text:p text:style-name="Standard"/>
        </draw:text-box>
      </draw:frame>
      <draw:frame draw:name="Frame203" draw:style-name="fr1" draw:z-index="42" svg:height="1in" svg:width="2.6252in" svg:x="0.1882in" svg:y="6.5in" text:anchor-page-number="4" text:anchor-type="page">
        <draw:text-box>
          <text:p text:style-name="Standard"/>
        </draw:text-box>
      </draw:frame>
      <draw:frame draw:name="Frame204" draw:style-name="fr1" draw:z-index="43" svg:height="1in" svg:width="2.6252in" svg:x="2.9382in" svg:y="6.5in" text:anchor-page-number="4" text:anchor-type="page">
        <draw:text-box>
          <text:p text:style-name="Standard"/>
        </draw:text-box>
      </draw:frame>
      <draw:frame draw:name="Frame205" draw:style-name="fr1" draw:z-index="56" svg:height="1in" svg:width="2.6252in" svg:x="5.6882in" svg:y="6.5in" text:anchor-page-number="4" text:anchor-type="page">
        <draw:text-box>
          <text:p text:style-name="Standard"/>
        </draw:text-box>
      </draw:frame>
      <draw:frame draw:name="Frame206" draw:style-name="fr1" draw:z-index="44" svg:height="1in" svg:width="2.6252in" svg:x="0.1882in" svg:y="7.5in" text:anchor-page-number="4" text:anchor-type="page">
        <draw:text-box>
          <text:p text:style-name="Standard"/>
        </draw:text-box>
      </draw:frame>
      <draw:frame draw:name="Frame207" draw:style-name="fr1" draw:z-index="45" svg:height="1in" svg:width="2.6252in" svg:x="2.9382in" svg:y="7.5in" text:anchor-page-number="4" text:anchor-type="page">
        <draw:text-box>
          <text:p text:style-name="Standard"/>
        </draw:text-box>
      </draw:frame>
      <draw:frame draw:name="Frame208" draw:style-name="fr1" draw:z-index="57" svg:height="1in" svg:width="2.6252in" svg:x="5.6882in" svg:y="7.5in" text:anchor-page-number="4" text:anchor-type="page">
        <draw:text-box>
          <text:p text:style-name="Standard"/>
        </draw:text-box>
      </draw:frame>
      <draw:frame draw:name="Frame209" draw:style-name="fr1" draw:z-index="46" svg:height="1in" svg:width="2.6252in" svg:x="0.1882in" svg:y="8.5in" text:anchor-page-number="4" text:anchor-type="page">
        <draw:text-box>
          <text:p text:style-name="Standard"/>
        </draw:text-box>
      </draw:frame>
      <draw:frame draw:name="Frame210" draw:style-name="fr1" draw:z-index="47" svg:height="1in" svg:width="2.6252in" svg:x="2.9382in" svg:y="8.5in" text:anchor-page-number="4" text:anchor-type="page">
        <draw:text-box>
          <text:p text:style-name="Standard"/>
        </draw:text-box>
      </draw:frame>
      <draw:frame draw:name="Frame211" draw:style-name="fr1" draw:z-index="58" svg:height="1in" svg:width="2.6252in" svg:x="5.6882in" svg:y="8.5in" text:anchor-page-number="4" text:anchor-type="page">
        <draw:text-box>
          <text:p text:style-name="Standard"/>
        </draw:text-box>
      </draw:frame>
      <draw:frame draw:name="Frame212" draw:style-name="fr1" draw:z-index="48" svg:height="1in" svg:width="2.6252in" svg:x="0.1882in" svg:y="9.5in" text:anchor-page-number="4" text:anchor-type="page">
        <draw:text-box>
          <text:p text:style-name="Standard"/>
        </draw:text-box>
      </draw:frame>
      <draw:frame draw:name="Frame213" draw:style-name="fr1" draw:z-index="49" svg:height="1in" svg:width="2.6252in" svg:x="2.9382in" svg:y="9.5in" text:anchor-page-number="4" text:anchor-type="page">
        <draw:text-box>
          <text:p text:style-name="Standard"/>
        </draw:text-box>
      </draw:frame>
      <draw:frame draw:name="Frame214" draw:style-name="fr1" draw:z-index="59" svg:height="1in" svg:width="2.6252in" svg:x="5.6882in" svg:y="9.5in" text:anchor-page-number="4" text:anchor-type="page">
        <draw:text-box>
          <text:p text:style-name="Standard"/>
        </draw:text-box>
      </draw:frame>
      <text:p text:style-name="Standard"/>
      <text:p text:style-name="P1"/>
      <text:p text:style-name="Standard_Concat"/>
      <text:p text:style-name="P1"/>
      <text:p text:style-name="Standard_Concat"/>
      <text:p text:style-name="P1"/>
      <text:p text:style-name="Standard_Concat"/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ns6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font-face-decls>
    <style:font-face style:font-family-generic="swiss" style:name="Liberation Sans2" svg:font-family="'Liberation Sans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 PL SungtiL GB" svg:font-family="'AR PL SungtiL GB'"/>
    <style:font-face style:font-family-generic="system" style:font-pitch="variable" style:name="Liberation Sans1" svg:font-family="'Liberation Sans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AR PL SungtiL GB" style:font-name-complex="Liberation Sans1" style:font-size-asian="10.5pt" style:font-size-complex="12pt" style:language-asian="zh" style:language-complex="hi" style:letter-kerning="true" style:use-window-font-color="true" fo:country="US" fo:font-size="12pt" fo:language="en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CN" style:country-complex="IN" style:font-name="Liberation Serif" style:font-name-asian="AR PL SungtiL GB" style:font-name-complex="Liberation Sans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ns6:contextual-spacing="false"/>
      <style:text-properties style:font-family-asian="'AR PL SungtiL GB'" style:font-family-complex="'Liberation Sans'" style:font-family-generic="swiss" style:font-family-generic-asian="system" style:font-family-generic-complex="system" style:font-name="Liberation Sans" style:font-name-asian="AR PL SungtiL GB" style:font-name-complex="Liberation San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ns6:contextual-spacing="false"/>
    </style:style>
    <style:style style:class="list" style:family="paragraph" style:name="List" style:parent-style-name="Text_20_body">
      <style:text-properties style:font-family-complex="'Liberation Sans'" style:font-family-generic-complex="swiss" style:font-name-complex="Liberation Sans2" style:font-size-asian="12pt"/>
    </style:style>
    <style:style style:class="extra" style:family="paragraph" style:name="Caption" style:parent-style-name="Standard">
      <style:paragraph-properties text:line-number="0" text:number-lines="false" fo:margin-bottom="0.0835in" fo:margin-top="0.0835in" ns6:contextual-spacing="false"/>
      <style:text-properties style:font-family-complex="'Liberation Sans'" style:font-family-generic-complex="swiss" style:font-name-complex="Liberation Sans2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iberation Sans'" style:font-family-generic-complex="swiss" style:font-name-complex="Liberation Sans2" style:font-size-asian="12pt"/>
    </style:style>
    <style:style style:class="html" style:family="paragraph" style:name="Quotations" style:parent-style-name="Standard">
      <style:paragraph-properties style:auto-text-indent="false" fo:margin-bottom="0.1965in" fo:margin-left="0.3937in" fo:margin-right="0.3937in" fo:margin-top="0in" fo:text-indent="0in" ns6:contextual-spacing="false"/>
    </style:style>
    <style:style style:class="chapter" style:family="paragraph" style:name="Title" style:next-style-name="Text_20_body" style:parent-style-name="Heading">
      <style:paragraph-properties style:justify-single-word="false" fo:text-align="center"/>
      <style:text-properties style:font-size-asian="28pt" style:font-size-complex="28pt" style:font-weight-asian="bold" style:font-weight-complex="bold" fo:font-size="28pt" fo:font-weight="bold"/>
    </style:style>
    <style:style style:class="chapter" style:family="paragraph" style:name="Subtitle" style:next-style-name="Text_20_body" style:parent-style-name="Heading">
      <style:paragraph-properties style:justify-single-word="false" fo:margin-bottom="0.0835in" fo:margin-top="0.0417in" fo:text-align="center" ns6:contextual-spacing="false"/>
      <style:text-properties style:font-size-asian="18pt" style:font-size-complex="18pt" fo:font-size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ns6:contextual-spacing="false"/>
      <style:text-properties style:font-size-asian="130%" style:font-size-complex="130%" style:font-weight-asian="bold" style:font-weight-complex="bold" fo:font-size="130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ns6:contextual-spacing="fals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ns6:contextual-spacing="false"/>
      <style:text-properties style:font-size-asian="101%" style:font-size-complex="101%" style:font-weight-asian="bold" style:font-weight-complex="bold" fo:font-size="101%" fo:font-weight="bold"/>
    </style:style>
    <style:style style:class="extra" style:display-name="Frame contents" style:family="paragraph" style:name="Frame_20_contents" style:parent-style-name="Standard"/>
    <style:style style:auto-update="true" style:family="graphic" style:name="Labels">
      <style:graphic-properties style:protect="size position" style:vertical-pos="top" style:vertical-rel="baseline" svg:height="1in" svg:width="2.6252in" svg:y="0in" text:anchor-type="as-char" fo:margin-bottom="0in" fo:margin-left="0in" fo:margin-right="0in" fo:margin-top="0in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 text:list-tab-stop-position="0.3in" fo:margin-left="0.3in" fo:text-indent="-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 text:list-tab-stop-position="0.4in" fo:margin-left="0.4in" fo:text-indent="-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 text:list-tab-stop-position="0.5in" fo:margin-left="0.5in" fo:text-indent="-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 text:list-tab-stop-position="0.6in" fo:margin-left="0.6in" fo:text-indent="-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 text:list-tab-stop-position="0.7in" fo:margin-left="0.7in" fo:text-indent="-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 text:list-tab-stop-position="0.8in" fo:margin-left="0.8in" fo:text-indent="-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 text:list-tab-stop-position="0.9in" fo:margin-left="0.9in" fo:text-indent="-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 text:list-tab-stop-position="1in" fo:margin-left="1in" fo:text-indent="-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 text:list-tab-stop-position="1.1in" fo:margin-left="1.1in" fo:text-indent="-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 text:list-tab-stop-position="1.2in" fo:margin-left="1.2in" fo:text-indent="-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style:footnote-max-height="0in" style:num-format="" style:paper-tray-name="Tray1" style:print-orientation="portrait" style:writing-mode="lr-tb" fo:margin-bottom="0in" fo:margin-left="0.1882in" fo:margin-right="0in" fo:margin-top="0.5in" fo:page-height="11in" fo:page-width="8.5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office:version="1.2">
  <office:meta>
    <meta:creation-date>2015-10-09T23:50:23.072139077</meta:creation-date>
    <dc:date>2015-10-10T02:46:48.069358100</dc:date>
    <meta:editing-duration>PT10M57S</meta:editing-duration>
    <meta:editing-cycles>3</meta:editing-cycles>
    <meta:generator>LibreOffice/5.0.1.2.0$Linux_X86_64 LibreOffice_project/00m0$Build-2</meta:generator>
    <meta:document-statistic meta:character-count="0" meta:image-count="94" meta:non-whitespace-character-count="0" meta:object-count="0" meta:page-count="4" meta:paragraph-count="3" meta:table-count="0" meta:word-count="0"/>
  </office:meta>
</office:document-meta>
</file>